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Light" style:font-family-generic="swiss" style:font-pitch="variabl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Light" style:font-family-generic="swiss" style:font-pitch="variabl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fo:wrap-option="wrap" fo:padding-top="0.05in" fo:padding-bottom="0.05in" fo:padding-left="0.1in" fo:padding-right="0.1in" draw:textarea-vertical-align="middle" draw:textarea-horizontal-align="center" draw:fill="solid" draw:fill-color="#404f6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shadow="visible" draw:shadow-offset-x="0in" draw:shadow-offset-y="0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5in" fo:padding-bottom="0.05in" fo:padding-left="0.1in" fo:padding-right="0.1in" draw:textarea-vertical-align="middle" draw:textarea-horizontal-align="center" draw:fill="solid" draw:fill-color="#404f6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6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.05in" fo:padding-bottom="0.05in" fo:padding-left="0.1in" fo:padding-right="0.1in" draw:textarea-vertical-align="middle" draw:textarea-horizontal-align="center" draw:fill="solid" draw:fill-color="#404f64" draw:opacity="100%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Light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SemiLight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Light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Light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Light" style:font-family-generic="swiss" style:font-pitch="variabl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Light" style:font-family-generic="swiss" style:font-pitch="variabl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7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8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84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8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356" draw:master-page-name="Master1-Layout1-title-Slide-de-Título" presentation:presentation-page-layout-name="Master1-PPL1" draw:id="Slide-256">
        <draw:g draw:name="Agrupar 18" draw:id="id63">
          <svg:title/>
          <svg:desc/>
          <draw:frame draw:id="id64" draw:style-name="a360" draw:name="CaixaDeTexto 15" svg:x="5.04527in" svg:y="5.79824in" svg:width="3.24279in" svg:height="0.40391in">
            <draw:text-box>
              <text:p text:style-name="a359" text:class-names="" text:cond-style-name=""><text:span text:style-name="a357" text:class-names="">Hotel &amp; Restaurante<text:s text:c="1"/></text:span><text:span text:style-name="a358" text:class-names="">Golai</text:span></text:p>
            </draw:text-box>
            <svg:title/>
            <svg:desc/>
          </draw:frame>
          <draw:g draw:name="Agrupar 21" draw:id="id65">
            <svg:title/>
            <svg:desc/>
            <draw:custom-shape svg:width="0.28779in" svg:height="2.47069in" draw:id="id66" draw:style-name="a363" draw:transform="translate(-0.14389in -1.23534in) rotate(-5.86426) translate(4.93868in 2.20745in)" draw:name="Retângulo 3">
              <svg:title/>
              <svg:desc/>
              <text:p text:style-name="a362" text:class-names="" text:cond-style-name=""><text:span text:style-name="a36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28779in" svg:height="1.45872in" draw:id="id67" draw:style-name="a366" draw:transform="translate(-0.14389in -0.72936in) rotate(-1.5708) translate(5.59104in 2.2538in)" draw:name="Retângulo 4">
              <svg:title/>
              <svg:desc/>
              <text:p text:style-name="a365" text:class-names="" text:cond-style-name=""><text:span text:style-name="a36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6.1765in" svg:y="1.01873in" svg:width="0.28779in" svg:height="2.36918in" draw:id="id68" draw:style-name="a369" draw:name="Retângulo 5">
              <svg:title/>
              <svg:desc/>
              <text:p text:style-name="a368" text:class-names="" text:cond-style-name=""><text:span text:style-name="a36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28779in" svg:height="1.37269in" draw:id="id69" draw:style-name="a372" draw:transform="translate(-0.14389in -0.68634in) rotate(-5.52442) translate(6.9371in 2.72939in)" draw:name="Retângulo 6">
              <svg:title/>
              <svg:desc/>
              <text:p text:style-name="a371" text:class-names="" text:cond-style-name=""><text:span text:style-name="a37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28779in" svg:height="1.60136in" draw:id="id70" draw:style-name="a375" draw:transform="translate(-0.14389in -0.80068in) rotate(-1.5708) translate(7.06277in 1.16183in)" draw:name="Retângulo 7">
              <svg:title/>
              <svg:desc/>
              <text:p text:style-name="a374" text:class-names="" text:cond-style-name=""><text:span text:style-name="a37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28779in" svg:height="1.85261in" draw:id="id71" draw:style-name="a378" draw:transform="translate(-0.14389in -0.9263in) rotate(-0.95678) translate(7.01668in 1.73549in)" draw:name="Retângulo 8">
              <svg:title/>
              <svg:desc/>
              <text:p text:style-name="a377" text:class-names="" text:cond-style-name=""><text:span text:style-name="a37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28779in" svg:height="1.9225in" draw:id="id72" draw:style-name="a381" draw:transform="translate(-0.14389in -0.96125in) rotate(-1.5708) translate(6.55229in 3.77202in)" draw:name="Retângulo 9">
              <svg:title/>
              <svg:desc/>
              <text:p text:style-name="a380" text:class-names="" text:cond-style-name=""><text:span text:style-name="a37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28779in" svg:height="2.47069in" draw:id="id73" draw:style-name="a384" draw:transform="translate(-0.14389in -1.23534in) rotate(-5.86426) translate(5.92813in 4.43107in)" draw:name="Retângulo 10">
              <svg:title/>
              <svg:desc/>
              <text:p text:style-name="a383" text:class-names="" text:cond-style-name=""><text:span text:style-name="a38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28779in" svg:height="1.30023in" draw:id="id74" draw:style-name="a387" draw:transform="translate(-0.14389in -0.65011in) rotate(-1.1539) translate(6.84119in 5.21963in)" draw:name="Retângulo 12">
              <svg:title/>
              <svg:desc/>
              <text:p text:style-name="a386" text:class-names="" text:cond-style-name=""><text:span text:style-name="a38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28779in" svg:height="0.94807in" draw:id="id75" draw:style-name="a390" draw:transform="translate(-0.14389in -0.47403in) rotate(-1.5708) translate(7.03969in 4.55208in)" draw:name="Retângulo 13">
              <svg:title/>
              <svg:desc/>
              <text:p text:style-name="a389" text:class-names="" text:cond-style-name=""><text:span text:style-name="a38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7.2061in" svg:y="4.61462in" svg:width="0.30765in" svg:height="0.4777in" draw:id="id76" draw:style-name="a393" draw:name="Retângulo 14">
              <svg:title/>
              <svg:desc/>
              <text:p text:style-name="a392" text:class-names="" text:cond-style-name=""><text:span text:style-name="a39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g draw:name="Agrupar 20" draw:id="id77">
              <svg:title/>
              <svg:desc/>
              <draw:custom-shape svg:width="1in" svg:height="1in" draw:id="id78" draw:style-name="a396" draw:transform="translate(-0.5in -0.5in) rotate(-0.10031) translate(7.69062in 3.65297in)" draw:name="Estrela: 5 Pontas 16">
                <svg:title/>
                <svg:desc/>
                <text:p text:style-name="a395" text:class-names="" text:cond-style-name=""><text:span text:style-name="a394" text:class-names=""/></text:p>
      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min(?f7, ?f6)"/>
                  <draw:equation draw:name="f9" draw:formula="5419351 / 1725033"/>
                  <draw:equation draw:name="f10" draw:formula="0"/>
                  <draw:equation draw:name="f11" draw:formula="105146"/>
                  <draw:equation draw:name="f12" draw:formula="110557"/>
                  <draw:equation draw:name="f13" draw:formula="16476"/>
                  <draw:equation draw:name="f14" draw:formula="1080000 + ?f1"/>
                  <draw:equation draw:name="f15" draw:formula="18360000 + ?f1"/>
                  <draw:equation draw:name="f16" draw:formula="20520000 + ?f1"/>
                  <draw:equation draw:name="f17" draw:formula="3240000 + ?f1"/>
                  <draw:equation draw:name="f18" draw:formula="?f14 - ?f1"/>
                  <draw:equation draw:name="f19" draw:formula="?f15 - ?f1"/>
                  <draw:equation draw:name="f20" draw:formula="?f16 - ?f1"/>
                  <draw:equation draw:name="f21" draw:formula="?f17 - ?f1"/>
                  <draw:equation draw:name="f22" draw:formula="21600 * ?f7"/>
                  <draw:equation draw:name="f23" draw:formula="21600 * ?f6"/>
                  <draw:equation draw:name="f24" draw:formula="?f22 / ?f8"/>
                  <draw:equation draw:name="f25" draw:formula="?f23 / ?f8"/>
                  <draw:equation draw:name="f26" draw:formula="?f25 - ?f10"/>
                  <draw:equation draw:name="f27" draw:formula="?f24 - ?f10"/>
                  <draw:equation draw:name="f28" draw:formula="?f26 / 2"/>
                  <draw:equation draw:name="f29" draw:formula="?f27 / 2"/>
                  <draw:equation draw:name="f30" draw:formula="?f10 + ?f28"/>
                  <draw:equation draw:name="f31" draw:formula="?f10 + ?f29"/>
                  <draw:equation draw:name="f32" draw:formula="?f29 * ?f11"/>
                  <draw:equation draw:name="f33" draw:formula="?f28 * ?f12"/>
                  <draw:equation draw:name="f34" draw:formula="?f32 / 100000"/>
                  <draw:equation draw:name="f35" draw:formula="?f33 / 100000"/>
                  <draw:equation draw:name="f36" draw:formula="?f30 * ?f12"/>
                  <draw:equation draw:name="f37" draw:formula="?f36 / 100000"/>
                  <draw:equation draw:name="f38" draw:formula="?f34 * ?f13"/>
                  <draw:equation draw:name="f39" draw:formula="?f35 * ?f13"/>
                  <draw:equation draw:name="f40" draw:formula="?f18 + ?f1"/>
                  <draw:equation draw:name="f41" draw:formula="?f40 * ?f9 / ?f0"/>
                  <draw:equation draw:name="f42" draw:formula="0 - ?f41"/>
                  <draw:equation draw:name="f43" draw:formula="sin(?f42)"/>
                  <draw:equation draw:name="f44" draw:formula="0 - ?f43"/>
                  <draw:equation draw:name="f45" draw:formula="?f44"/>
                  <draw:equation draw:name="f46" draw:formula="?f19 + ?f1"/>
                  <draw:equation draw:name="f47" draw:formula="?f46 * ?f9 / ?f0"/>
                  <draw:equation draw:name="f48" draw:formula="0 - ?f47"/>
                  <draw:equation draw:name="f49" draw:formula="sin(?f48)"/>
                  <draw:equation draw:name="f50" draw:formula="0 - ?f49"/>
                  <draw:equation draw:name="f51" draw:formula="?f50"/>
                  <draw:equation draw:name="f52" draw:formula="cos(?f42)"/>
                  <draw:equation draw:name="f53" draw:formula="0 - ?f52"/>
                  <draw:equation draw:name="f54" draw:formula="?f53"/>
                  <draw:equation draw:name="f55" draw:formula="cos(?f48)"/>
                  <draw:equation draw:name="f56" draw:formula="0 - ?f55"/>
                  <draw:equation draw:name="f57" draw:formula="?f56"/>
                  <draw:equation draw:name="f58" draw:formula="?f20 + ?f1"/>
                  <draw:equation draw:name="f59" draw:formula="?f58 * ?f9 / ?f0"/>
                  <draw:equation draw:name="f60" draw:formula="0 - ?f59"/>
                  <draw:equation draw:name="f61" draw:formula="sin(?f60)"/>
                  <draw:equation draw:name="f62" draw:formula="0 - ?f61"/>
                  <draw:equation draw:name="f63" draw:formula="?f62"/>
                  <draw:equation draw:name="f64" draw:formula="?f21 + ?f1"/>
                  <draw:equation draw:name="f65" draw:formula="?f64 * ?f9 / ?f0"/>
                  <draw:equation draw:name="f66" draw:formula="0 - ?f65"/>
                  <draw:equation draw:name="f67" draw:formula="sin(?f66)"/>
                  <draw:equation draw:name="f68" draw:formula="0 - ?f67"/>
                  <draw:equation draw:name="f69" draw:formula="?f68"/>
                  <draw:equation draw:name="f70" draw:formula="cos(?f66)"/>
                  <draw:equation draw:name="f71" draw:formula="0 - ?f70"/>
                  <draw:equation draw:name="f72" draw:formula="?f71"/>
                  <draw:equation draw:name="f73" draw:formula="cos(?f60)"/>
                  <draw:equation draw:name="f74" draw:formula="0 - ?f73"/>
                  <draw:equation draw:name="f75" draw:formula="?f74"/>
                  <draw:equation draw:name="f76" draw:formula="?f38 / 50000"/>
                  <draw:equation draw:name="f77" draw:formula="?f39 / 50000"/>
                  <draw:equation draw:name="f78" draw:formula="?f37 + ?f77"/>
                  <draw:equation draw:name="f79" draw:formula="?f45 * ?f34"/>
                  <draw:equation draw:name="f80" draw:formula="?f51 * ?f34"/>
                  <draw:equation draw:name="f81" draw:formula="?f54 * ?f35"/>
                  <draw:equation draw:name="f82" draw:formula="?f57 * ?f35"/>
                  <draw:equation draw:name="f83" draw:formula="?f63 * ?f76"/>
                  <draw:equation draw:name="f84" draw:formula="?f69 * ?f76"/>
                  <draw:equation draw:name="f85" draw:formula="?f72 * ?f77"/>
                  <draw:equation draw:name="f86" draw:formula="?f75 * ?f77"/>
                  <draw:equation draw:name="f87" draw:formula="?f31 - ?f79"/>
                  <draw:equation draw:name="f88" draw:formula="?f31 - ?f80"/>
                  <draw:equation draw:name="f89" draw:formula="?f31 + ?f80"/>
                  <draw:equation draw:name="f90" draw:formula="?f31 + ?f79"/>
                  <draw:equation draw:name="f91" draw:formula="?f37 - ?f81"/>
                  <draw:equation draw:name="f92" draw:formula="?f37 - ?f82"/>
                  <draw:equation draw:name="f93" draw:formula="?f31 - ?f83"/>
                  <draw:equation draw:name="f94" draw:formula="?f31 - ?f84"/>
                  <draw:equation draw:name="f95" draw:formula="?f31 + ?f84"/>
                  <draw:equation draw:name="f96" draw:formula="?f31 + ?f83"/>
                  <draw:equation draw:name="f97" draw:formula="?f37 - ?f85"/>
                  <draw:equation draw:name="f98" draw:formula="?f37 - ?f86"/>
                </draw:enhanced-geometry>
              </draw:custom-shape>
              <draw:custom-shape svg:width="0.5392in" svg:height="0.47372in" draw:id="id79" draw:style-name="a399" draw:transform="translate(-0.2696in -0.23686in) rotate(-0.49614) translate(8.30237in 3.50749in)" draw:name="Estrela: 5 Pontas 17">
                <svg:title/>
                <svg:desc/>
                <text:p text:style-name="a398" text:class-names="" text:cond-style-name=""><text:span text:style-name="a397" text:class-names=""/></text:p>
      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min(?f7, ?f6)"/>
                  <draw:equation draw:name="f9" draw:formula="5419351 / 1725033"/>
                  <draw:equation draw:name="f10" draw:formula="0"/>
                  <draw:equation draw:name="f11" draw:formula="105146"/>
                  <draw:equation draw:name="f12" draw:formula="110557"/>
                  <draw:equation draw:name="f13" draw:formula="16476"/>
                  <draw:equation draw:name="f14" draw:formula="1080000 + ?f1"/>
                  <draw:equation draw:name="f15" draw:formula="18360000 + ?f1"/>
                  <draw:equation draw:name="f16" draw:formula="20520000 + ?f1"/>
                  <draw:equation draw:name="f17" draw:formula="3240000 + ?f1"/>
                  <draw:equation draw:name="f18" draw:formula="?f14 - ?f1"/>
                  <draw:equation draw:name="f19" draw:formula="?f15 - ?f1"/>
                  <draw:equation draw:name="f20" draw:formula="?f16 - ?f1"/>
                  <draw:equation draw:name="f21" draw:formula="?f17 - ?f1"/>
                  <draw:equation draw:name="f22" draw:formula="21600 * ?f7"/>
                  <draw:equation draw:name="f23" draw:formula="21600 * ?f6"/>
                  <draw:equation draw:name="f24" draw:formula="?f22 / ?f8"/>
                  <draw:equation draw:name="f25" draw:formula="?f23 / ?f8"/>
                  <draw:equation draw:name="f26" draw:formula="?f25 - ?f10"/>
                  <draw:equation draw:name="f27" draw:formula="?f24 - ?f10"/>
                  <draw:equation draw:name="f28" draw:formula="?f26 / 2"/>
                  <draw:equation draw:name="f29" draw:formula="?f27 / 2"/>
                  <draw:equation draw:name="f30" draw:formula="?f10 + ?f28"/>
                  <draw:equation draw:name="f31" draw:formula="?f10 + ?f29"/>
                  <draw:equation draw:name="f32" draw:formula="?f29 * ?f11"/>
                  <draw:equation draw:name="f33" draw:formula="?f28 * ?f12"/>
                  <draw:equation draw:name="f34" draw:formula="?f32 / 100000"/>
                  <draw:equation draw:name="f35" draw:formula="?f33 / 100000"/>
                  <draw:equation draw:name="f36" draw:formula="?f30 * ?f12"/>
                  <draw:equation draw:name="f37" draw:formula="?f36 / 100000"/>
                  <draw:equation draw:name="f38" draw:formula="?f34 * ?f13"/>
                  <draw:equation draw:name="f39" draw:formula="?f35 * ?f13"/>
                  <draw:equation draw:name="f40" draw:formula="?f18 + ?f1"/>
                  <draw:equation draw:name="f41" draw:formula="?f40 * ?f9 / ?f0"/>
                  <draw:equation draw:name="f42" draw:formula="0 - ?f41"/>
                  <draw:equation draw:name="f43" draw:formula="sin(?f42)"/>
                  <draw:equation draw:name="f44" draw:formula="0 - ?f43"/>
                  <draw:equation draw:name="f45" draw:formula="?f44"/>
                  <draw:equation draw:name="f46" draw:formula="?f19 + ?f1"/>
                  <draw:equation draw:name="f47" draw:formula="?f46 * ?f9 / ?f0"/>
                  <draw:equation draw:name="f48" draw:formula="0 - ?f47"/>
                  <draw:equation draw:name="f49" draw:formula="sin(?f48)"/>
                  <draw:equation draw:name="f50" draw:formula="0 - ?f49"/>
                  <draw:equation draw:name="f51" draw:formula="?f50"/>
                  <draw:equation draw:name="f52" draw:formula="cos(?f42)"/>
                  <draw:equation draw:name="f53" draw:formula="0 - ?f52"/>
                  <draw:equation draw:name="f54" draw:formula="?f53"/>
                  <draw:equation draw:name="f55" draw:formula="cos(?f48)"/>
                  <draw:equation draw:name="f56" draw:formula="0 - ?f55"/>
                  <draw:equation draw:name="f57" draw:formula="?f56"/>
                  <draw:equation draw:name="f58" draw:formula="?f20 + ?f1"/>
                  <draw:equation draw:name="f59" draw:formula="?f58 * ?f9 / ?f0"/>
                  <draw:equation draw:name="f60" draw:formula="0 - ?f59"/>
                  <draw:equation draw:name="f61" draw:formula="sin(?f60)"/>
                  <draw:equation draw:name="f62" draw:formula="0 - ?f61"/>
                  <draw:equation draw:name="f63" draw:formula="?f62"/>
                  <draw:equation draw:name="f64" draw:formula="?f21 + ?f1"/>
                  <draw:equation draw:name="f65" draw:formula="?f64 * ?f9 / ?f0"/>
                  <draw:equation draw:name="f66" draw:formula="0 - ?f65"/>
                  <draw:equation draw:name="f67" draw:formula="sin(?f66)"/>
                  <draw:equation draw:name="f68" draw:formula="0 - ?f67"/>
                  <draw:equation draw:name="f69" draw:formula="?f68"/>
                  <draw:equation draw:name="f70" draw:formula="cos(?f66)"/>
                  <draw:equation draw:name="f71" draw:formula="0 - ?f70"/>
                  <draw:equation draw:name="f72" draw:formula="?f71"/>
                  <draw:equation draw:name="f73" draw:formula="cos(?f60)"/>
                  <draw:equation draw:name="f74" draw:formula="0 - ?f73"/>
                  <draw:equation draw:name="f75" draw:formula="?f74"/>
                  <draw:equation draw:name="f76" draw:formula="?f38 / 50000"/>
                  <draw:equation draw:name="f77" draw:formula="?f39 / 50000"/>
                  <draw:equation draw:name="f78" draw:formula="?f37 + ?f77"/>
                  <draw:equation draw:name="f79" draw:formula="?f45 * ?f34"/>
                  <draw:equation draw:name="f80" draw:formula="?f51 * ?f34"/>
                  <draw:equation draw:name="f81" draw:formula="?f54 * ?f35"/>
                  <draw:equation draw:name="f82" draw:formula="?f57 * ?f35"/>
                  <draw:equation draw:name="f83" draw:formula="?f63 * ?f76"/>
                  <draw:equation draw:name="f84" draw:formula="?f69 * ?f76"/>
                  <draw:equation draw:name="f85" draw:formula="?f72 * ?f77"/>
                  <draw:equation draw:name="f86" draw:formula="?f75 * ?f77"/>
                  <draw:equation draw:name="f87" draw:formula="?f31 - ?f79"/>
                  <draw:equation draw:name="f88" draw:formula="?f31 - ?f80"/>
                  <draw:equation draw:name="f89" draw:formula="?f31 + ?f80"/>
                  <draw:equation draw:name="f90" draw:formula="?f31 + ?f79"/>
                  <draw:equation draw:name="f91" draw:formula="?f37 - ?f81"/>
                  <draw:equation draw:name="f92" draw:formula="?f37 - ?f82"/>
                  <draw:equation draw:name="f93" draw:formula="?f31 - ?f83"/>
                  <draw:equation draw:name="f94" draw:formula="?f31 - ?f84"/>
                  <draw:equation draw:name="f95" draw:formula="?f31 + ?f84"/>
                  <draw:equation draw:name="f96" draw:formula="?f31 + ?f83"/>
                  <draw:equation draw:name="f97" draw:formula="?f37 - ?f85"/>
                  <draw:equation draw:name="f98" draw:formula="?f37 - ?f86"/>
                </draw:enhanced-geometry>
              </draw:custom-shape>
              <draw:custom-shape svg:width="0.5392in" svg:height="0.47372in" draw:id="id80" draw:style-name="a402" draw:transform="translate(-0.2696in -0.23686in) rotate(-0.49614) translate(8.08374in 4.25512in)" draw:name="Estrela: 5 Pontas 19">
                <svg:title/>
                <svg:desc/>
                <text:p text:style-name="a401" text:class-names="" text:cond-style-name=""><text:span text:style-name="a400" text:class-names=""/></text:p>
      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min(?f7, ?f6)"/>
                  <draw:equation draw:name="f9" draw:formula="5419351 / 1725033"/>
                  <draw:equation draw:name="f10" draw:formula="0"/>
                  <draw:equation draw:name="f11" draw:formula="105146"/>
                  <draw:equation draw:name="f12" draw:formula="110557"/>
                  <draw:equation draw:name="f13" draw:formula="16476"/>
                  <draw:equation draw:name="f14" draw:formula="1080000 + ?f1"/>
                  <draw:equation draw:name="f15" draw:formula="18360000 + ?f1"/>
                  <draw:equation draw:name="f16" draw:formula="20520000 + ?f1"/>
                  <draw:equation draw:name="f17" draw:formula="3240000 + ?f1"/>
                  <draw:equation draw:name="f18" draw:formula="?f14 - ?f1"/>
                  <draw:equation draw:name="f19" draw:formula="?f15 - ?f1"/>
                  <draw:equation draw:name="f20" draw:formula="?f16 - ?f1"/>
                  <draw:equation draw:name="f21" draw:formula="?f17 - ?f1"/>
                  <draw:equation draw:name="f22" draw:formula="21600 * ?f7"/>
                  <draw:equation draw:name="f23" draw:formula="21600 * ?f6"/>
                  <draw:equation draw:name="f24" draw:formula="?f22 / ?f8"/>
                  <draw:equation draw:name="f25" draw:formula="?f23 / ?f8"/>
                  <draw:equation draw:name="f26" draw:formula="?f25 - ?f10"/>
                  <draw:equation draw:name="f27" draw:formula="?f24 - ?f10"/>
                  <draw:equation draw:name="f28" draw:formula="?f26 / 2"/>
                  <draw:equation draw:name="f29" draw:formula="?f27 / 2"/>
                  <draw:equation draw:name="f30" draw:formula="?f10 + ?f28"/>
                  <draw:equation draw:name="f31" draw:formula="?f10 + ?f29"/>
                  <draw:equation draw:name="f32" draw:formula="?f29 * ?f11"/>
                  <draw:equation draw:name="f33" draw:formula="?f28 * ?f12"/>
                  <draw:equation draw:name="f34" draw:formula="?f32 / 100000"/>
                  <draw:equation draw:name="f35" draw:formula="?f33 / 100000"/>
                  <draw:equation draw:name="f36" draw:formula="?f30 * ?f12"/>
                  <draw:equation draw:name="f37" draw:formula="?f36 / 100000"/>
                  <draw:equation draw:name="f38" draw:formula="?f34 * ?f13"/>
                  <draw:equation draw:name="f39" draw:formula="?f35 * ?f13"/>
                  <draw:equation draw:name="f40" draw:formula="?f18 + ?f1"/>
                  <draw:equation draw:name="f41" draw:formula="?f40 * ?f9 / ?f0"/>
                  <draw:equation draw:name="f42" draw:formula="0 - ?f41"/>
                  <draw:equation draw:name="f43" draw:formula="sin(?f42)"/>
                  <draw:equation draw:name="f44" draw:formula="0 - ?f43"/>
                  <draw:equation draw:name="f45" draw:formula="?f44"/>
                  <draw:equation draw:name="f46" draw:formula="?f19 + ?f1"/>
                  <draw:equation draw:name="f47" draw:formula="?f46 * ?f9 / ?f0"/>
                  <draw:equation draw:name="f48" draw:formula="0 - ?f47"/>
                  <draw:equation draw:name="f49" draw:formula="sin(?f48)"/>
                  <draw:equation draw:name="f50" draw:formula="0 - ?f49"/>
                  <draw:equation draw:name="f51" draw:formula="?f50"/>
                  <draw:equation draw:name="f52" draw:formula="cos(?f42)"/>
                  <draw:equation draw:name="f53" draw:formula="0 - ?f52"/>
                  <draw:equation draw:name="f54" draw:formula="?f53"/>
                  <draw:equation draw:name="f55" draw:formula="cos(?f48)"/>
                  <draw:equation draw:name="f56" draw:formula="0 - ?f55"/>
                  <draw:equation draw:name="f57" draw:formula="?f56"/>
                  <draw:equation draw:name="f58" draw:formula="?f20 + ?f1"/>
                  <draw:equation draw:name="f59" draw:formula="?f58 * ?f9 / ?f0"/>
                  <draw:equation draw:name="f60" draw:formula="0 - ?f59"/>
                  <draw:equation draw:name="f61" draw:formula="sin(?f60)"/>
                  <draw:equation draw:name="f62" draw:formula="0 - ?f61"/>
                  <draw:equation draw:name="f63" draw:formula="?f62"/>
                  <draw:equation draw:name="f64" draw:formula="?f21 + ?f1"/>
                  <draw:equation draw:name="f65" draw:formula="?f64 * ?f9 / ?f0"/>
                  <draw:equation draw:name="f66" draw:formula="0 - ?f65"/>
                  <draw:equation draw:name="f67" draw:formula="sin(?f66)"/>
                  <draw:equation draw:name="f68" draw:formula="0 - ?f67"/>
                  <draw:equation draw:name="f69" draw:formula="?f68"/>
                  <draw:equation draw:name="f70" draw:formula="cos(?f66)"/>
                  <draw:equation draw:name="f71" draw:formula="0 - ?f70"/>
                  <draw:equation draw:name="f72" draw:formula="?f71"/>
                  <draw:equation draw:name="f73" draw:formula="cos(?f60)"/>
                  <draw:equation draw:name="f74" draw:formula="0 - ?f73"/>
                  <draw:equation draw:name="f75" draw:formula="?f74"/>
                  <draw:equation draw:name="f76" draw:formula="?f38 / 50000"/>
                  <draw:equation draw:name="f77" draw:formula="?f39 / 50000"/>
                  <draw:equation draw:name="f78" draw:formula="?f37 + ?f77"/>
                  <draw:equation draw:name="f79" draw:formula="?f45 * ?f34"/>
                  <draw:equation draw:name="f80" draw:formula="?f51 * ?f34"/>
                  <draw:equation draw:name="f81" draw:formula="?f54 * ?f35"/>
                  <draw:equation draw:name="f82" draw:formula="?f57 * ?f35"/>
                  <draw:equation draw:name="f83" draw:formula="?f63 * ?f76"/>
                  <draw:equation draw:name="f84" draw:formula="?f69 * ?f76"/>
                  <draw:equation draw:name="f85" draw:formula="?f72 * ?f77"/>
                  <draw:equation draw:name="f86" draw:formula="?f75 * ?f77"/>
                  <draw:equation draw:name="f87" draw:formula="?f31 - ?f79"/>
                  <draw:equation draw:name="f88" draw:formula="?f31 - ?f80"/>
                  <draw:equation draw:name="f89" draw:formula="?f31 + ?f80"/>
                  <draw:equation draw:name="f90" draw:formula="?f31 + ?f79"/>
                  <draw:equation draw:name="f91" draw:formula="?f37 - ?f81"/>
                  <draw:equation draw:name="f92" draw:formula="?f37 - ?f82"/>
                  <draw:equation draw:name="f93" draw:formula="?f31 - ?f83"/>
                  <draw:equation draw:name="f94" draw:formula="?f31 - ?f84"/>
                  <draw:equation draw:name="f95" draw:formula="?f31 + ?f84"/>
                  <draw:equation draw:name="f96" draw:formula="?f31 + ?f83"/>
                  <draw:equation draw:name="f97" draw:formula="?f37 - ?f85"/>
                  <draw:equation draw:name="f98" draw:formula="?f37 - ?f86"/>
                </draw:enhanced-geometry>
              </draw:custom-shape>
            </draw:g>
          </draw:g>
        </draw:g>
      </draw:page>
      <draw:page draw:name="Slide4" draw:style-name="a403" draw:master-page-name="Master1-Layout1-title-Slide-de-Título" presentation:presentation-page-layout-name="Master1-PPL1" draw:id="Slide-259">
        <draw:frame draw:id="id81" draw:style-name="a407" draw:name="CaixaDeTexto 15" svg:x="4.73906in" svg:y="5.85309in" svg:width="3.24279in" svg:height="0.77415in">
          <draw:text-box>
            <text:p text:style-name="a406" text:class-names="" text:cond-style-name=""><text:span text:style-name="a404" text:class-names="">Hotel &amp; Restaurante<text:s text:c="1"/></text:span><text:span text:style-name="a405" text:class-names="">Golai</text:span></text:p>
          </draw:text-box>
          <svg:title/>
          <svg:desc/>
        </draw:frame>
        <draw:custom-shape svg:x="4.79478in" svg:y="1.01794in" svg:width="0.28779in" svg:height="2.42486in" draw:id="id82" draw:style-name="a410" draw:name="Retângulo 3">
          <svg:title/>
          <svg:desc/>
          <text:p text:style-name="a409" text:class-names="" text:cond-style-name=""><text:span text:style-name="a4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28779in" svg:height="1.45872in" draw:id="id83" draw:style-name="a413" draw:transform="translate(-0.14389in -0.72936in) rotate(-1.5708) translate(5.59104in 2.2538in)" draw:name="Retângulo 4">
          <svg:title/>
          <svg:desc/>
          <text:p text:style-name="a412" text:class-names="" text:cond-style-name=""><text:span text:style-name="a4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765in" svg:y="1.01873in" svg:width="0.28779in" svg:height="2.36918in" draw:id="id84" draw:style-name="a416" draw:name="Retângulo 5">
          <svg:title/>
          <svg:desc/>
          <text:p text:style-name="a415" text:class-names="" text:cond-style-name=""><text:span text:style-name="a4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28779in" svg:height="1.37269in" draw:id="id85" draw:style-name="a419" draw:transform="translate(-0.14389in -0.68634in) rotate(-5.52442) translate(6.9371in 2.72939in)" draw:name="Retângulo 6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28779in" svg:height="1.60136in" draw:id="id86" draw:style-name="a422" draw:transform="translate(-0.14389in -0.80068in) rotate(-1.5708) translate(7.06277in 1.16183in)" draw:name="Retângulo 7">
          <svg:title/>
          <svg:desc/>
          <text:p text:style-name="a421" text:class-names="" text:cond-style-name=""><text:span text:style-name="a4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28779in" svg:height="1.85261in" draw:id="id87" draw:style-name="a425" draw:transform="translate(-0.14389in -0.9263in) rotate(-0.95678) translate(7.01668in 1.73549in)" draw:name="Retângulo 8">
          <svg:title/>
          <svg:desc/>
          <text:p text:style-name="a424" text:class-names="" text:cond-style-name=""><text:span text:style-name="a4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28779in" svg:height="2.31562in" draw:id="id88" draw:style-name="a428" draw:transform="translate(-0.14389in -1.15781in) rotate(-1.5708) translate(6.35573in 3.77203in)" draw:name="Retângulo 9">
          <svg:title/>
          <svg:desc/>
          <text:p text:style-name="a427" text:class-names="" text:cond-style-name=""><text:span text:style-name="a4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28779in" svg:height="2.47069in" draw:id="id89" draw:style-name="a431" draw:transform="translate(-0.14389in -1.23534in) rotate(-5.7432) translate(5.55754in 4.42923in)" draw:name="Retângulo 10">
          <svg:title/>
          <svg:desc/>
          <text:p text:style-name="a430" text:class-names="" text:cond-style-name=""><text:span text:style-name="a4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28779in" svg:height="1.51478in" draw:id="id90" draw:style-name="a434" draw:transform="translate(-0.14389in -0.75739in) rotate(-1.0911) translate(6.78471in 5.28871in)" draw:name="Retângulo 12">
          <svg:title/>
          <svg:desc/>
          <text:p text:style-name="a433" text:class-names="" text:cond-style-name=""><text:span text:style-name="a4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28779in" svg:height="0.94807in" draw:id="id91" draw:style-name="a437" draw:transform="translate(-0.14389in -0.47403in) rotate(-1.5708) translate(7.03969in 4.55208in)" draw:name="Retângulo 13">
          <svg:title/>
          <svg:desc/>
          <text:p text:style-name="a436" text:class-names="" text:cond-style-name=""><text:span text:style-name="a4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061in" svg:y="4.61462in" svg:width="0.30765in" svg:height="0.4777in" draw:id="id92" draw:style-name="a440" draw:name="Retângulo 14">
          <svg:title/>
          <svg:desc/>
          <text:p text:style-name="a439" text:class-names="" text:cond-style-name=""><text:span text:style-name="a4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Agrupar 20" draw:id="id93">
          <svg:title/>
          <svg:desc/>
          <draw:custom-shape svg:width="1in" svg:height="1in" draw:id="id94" draw:style-name="a443" draw:transform="translate(-0.5in -0.5in) rotate(-0.10031) translate(7.69062in 3.65297in)" draw:name="Estrela: 5 Pontas 16">
            <svg:title/>
            <svg:desc/>
            <text:p text:style-name="a442" text:class-names="" text:cond-style-name=""><text:span text:style-name="a441" text:class-names=""/></text:p>
  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0"/>
              <draw:equation draw:name="f11" draw:formula="105146"/>
              <draw:equation draw:name="f12" draw:formula="110557"/>
              <draw:equation draw:name="f13" draw:formula="16476"/>
              <draw:equation draw:name="f14" draw:formula="1080000 + ?f1"/>
              <draw:equation draw:name="f15" draw:formula="18360000 + ?f1"/>
              <draw:equation draw:name="f16" draw:formula="20520000 + ?f1"/>
              <draw:equation draw:name="f17" draw:formula="3240000 + ?f1"/>
              <draw:equation draw:name="f18" draw:formula="?f14 - ?f1"/>
              <draw:equation draw:name="f19" draw:formula="?f15 - ?f1"/>
              <draw:equation draw:name="f20" draw:formula="?f16 - ?f1"/>
              <draw:equation draw:name="f21" draw:formula="?f17 - ?f1"/>
              <draw:equation draw:name="f22" draw:formula="21600 * ?f7"/>
              <draw:equation draw:name="f23" draw:formula="21600 * ?f6"/>
              <draw:equation draw:name="f24" draw:formula="?f22 / ?f8"/>
              <draw:equation draw:name="f25" draw:formula="?f23 / ?f8"/>
              <draw:equation draw:name="f26" draw:formula="?f25 - ?f10"/>
              <draw:equation draw:name="f27" draw:formula="?f24 - ?f10"/>
              <draw:equation draw:name="f28" draw:formula="?f26 / 2"/>
              <draw:equation draw:name="f29" draw:formula="?f27 / 2"/>
              <draw:equation draw:name="f30" draw:formula="?f10 + ?f28"/>
              <draw:equation draw:name="f31" draw:formula="?f10 + ?f29"/>
              <draw:equation draw:name="f32" draw:formula="?f29 * ?f11"/>
              <draw:equation draw:name="f33" draw:formula="?f28 * ?f12"/>
              <draw:equation draw:name="f34" draw:formula="?f32 / 100000"/>
              <draw:equation draw:name="f35" draw:formula="?f33 / 100000"/>
              <draw:equation draw:name="f36" draw:formula="?f30 * ?f12"/>
              <draw:equation draw:name="f37" draw:formula="?f36 / 100000"/>
              <draw:equation draw:name="f38" draw:formula="?f34 * ?f13"/>
              <draw:equation draw:name="f39" draw:formula="?f35 * ?f13"/>
              <draw:equation draw:name="f40" draw:formula="?f18 + ?f1"/>
              <draw:equation draw:name="f41" draw:formula="?f40 * ?f9 / ?f0"/>
              <draw:equation draw:name="f42" draw:formula="0 - ?f41"/>
              <draw:equation draw:name="f43" draw:formula="sin(?f42)"/>
              <draw:equation draw:name="f44" draw:formula="0 - ?f43"/>
              <draw:equation draw:name="f45" draw:formula="?f44"/>
              <draw:equation draw:name="f46" draw:formula="?f19 + ?f1"/>
              <draw:equation draw:name="f47" draw:formula="?f46 * ?f9 / ?f0"/>
              <draw:equation draw:name="f48" draw:formula="0 - ?f47"/>
              <draw:equation draw:name="f49" draw:formula="sin(?f48)"/>
              <draw:equation draw:name="f50" draw:formula="0 - ?f49"/>
              <draw:equation draw:name="f51" draw:formula="?f50"/>
              <draw:equation draw:name="f52" draw:formula="cos(?f42)"/>
              <draw:equation draw:name="f53" draw:formula="0 - ?f52"/>
              <draw:equation draw:name="f54" draw:formula="?f53"/>
              <draw:equation draw:name="f55" draw:formula="cos(?f48)"/>
              <draw:equation draw:name="f56" draw:formula="0 - ?f55"/>
              <draw:equation draw:name="f57" draw:formula="?f56"/>
              <draw:equation draw:name="f58" draw:formula="?f20 + ?f1"/>
              <draw:equation draw:name="f59" draw:formula="?f58 * ?f9 / ?f0"/>
              <draw:equation draw:name="f60" draw:formula="0 - ?f59"/>
              <draw:equation draw:name="f61" draw:formula="sin(?f60)"/>
              <draw:equation draw:name="f62" draw:formula="0 - ?f61"/>
              <draw:equation draw:name="f63" draw:formula="?f62"/>
              <draw:equation draw:name="f64" draw:formula="?f21 + ?f1"/>
              <draw:equation draw:name="f65" draw:formula="?f64 * ?f9 / ?f0"/>
              <draw:equation draw:name="f66" draw:formula="0 - ?f65"/>
              <draw:equation draw:name="f67" draw:formula="sin(?f66)"/>
              <draw:equation draw:name="f68" draw:formula="0 - ?f67"/>
              <draw:equation draw:name="f69" draw:formula="?f68"/>
              <draw:equation draw:name="f70" draw:formula="cos(?f66)"/>
              <draw:equation draw:name="f71" draw:formula="0 - ?f70"/>
              <draw:equation draw:name="f72" draw:formula="?f71"/>
              <draw:equation draw:name="f73" draw:formula="cos(?f60)"/>
              <draw:equation draw:name="f74" draw:formula="0 - ?f73"/>
              <draw:equation draw:name="f75" draw:formula="?f74"/>
              <draw:equation draw:name="f76" draw:formula="?f38 / 50000"/>
              <draw:equation draw:name="f77" draw:formula="?f39 / 50000"/>
              <draw:equation draw:name="f78" draw:formula="?f37 + ?f77"/>
              <draw:equation draw:name="f79" draw:formula="?f45 * ?f34"/>
              <draw:equation draw:name="f80" draw:formula="?f51 * ?f34"/>
              <draw:equation draw:name="f81" draw:formula="?f54 * ?f35"/>
              <draw:equation draw:name="f82" draw:formula="?f57 * ?f35"/>
              <draw:equation draw:name="f83" draw:formula="?f63 * ?f76"/>
              <draw:equation draw:name="f84" draw:formula="?f69 * ?f76"/>
              <draw:equation draw:name="f85" draw:formula="?f72 * ?f77"/>
              <draw:equation draw:name="f86" draw:formula="?f75 * ?f77"/>
              <draw:equation draw:name="f87" draw:formula="?f31 - ?f79"/>
              <draw:equation draw:name="f88" draw:formula="?f31 - ?f80"/>
              <draw:equation draw:name="f89" draw:formula="?f31 + ?f80"/>
              <draw:equation draw:name="f90" draw:formula="?f31 + ?f79"/>
              <draw:equation draw:name="f91" draw:formula="?f37 - ?f81"/>
              <draw:equation draw:name="f92" draw:formula="?f37 - ?f82"/>
              <draw:equation draw:name="f93" draw:formula="?f31 - ?f83"/>
              <draw:equation draw:name="f94" draw:formula="?f31 - ?f84"/>
              <draw:equation draw:name="f95" draw:formula="?f31 + ?f84"/>
              <draw:equation draw:name="f96" draw:formula="?f31 + ?f83"/>
              <draw:equation draw:name="f97" draw:formula="?f37 - ?f85"/>
              <draw:equation draw:name="f98" draw:formula="?f37 - ?f86"/>
            </draw:enhanced-geometry>
          </draw:custom-shape>
          <draw:custom-shape svg:width="0.5392in" svg:height="0.47372in" draw:id="id95" draw:style-name="a446" draw:transform="translate(-0.2696in -0.23686in) rotate(-0.49614) translate(8.30237in 3.50749in)" draw:name="Estrela: 5 Pontas 17">
            <svg:title/>
            <svg:desc/>
            <text:p text:style-name="a445" text:class-names="" text:cond-style-name=""><text:span text:style-name="a444" text:class-names=""/></text:p>
  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0"/>
              <draw:equation draw:name="f11" draw:formula="105146"/>
              <draw:equation draw:name="f12" draw:formula="110557"/>
              <draw:equation draw:name="f13" draw:formula="16476"/>
              <draw:equation draw:name="f14" draw:formula="1080000 + ?f1"/>
              <draw:equation draw:name="f15" draw:formula="18360000 + ?f1"/>
              <draw:equation draw:name="f16" draw:formula="20520000 + ?f1"/>
              <draw:equation draw:name="f17" draw:formula="3240000 + ?f1"/>
              <draw:equation draw:name="f18" draw:formula="?f14 - ?f1"/>
              <draw:equation draw:name="f19" draw:formula="?f15 - ?f1"/>
              <draw:equation draw:name="f20" draw:formula="?f16 - ?f1"/>
              <draw:equation draw:name="f21" draw:formula="?f17 - ?f1"/>
              <draw:equation draw:name="f22" draw:formula="21600 * ?f7"/>
              <draw:equation draw:name="f23" draw:formula="21600 * ?f6"/>
              <draw:equation draw:name="f24" draw:formula="?f22 / ?f8"/>
              <draw:equation draw:name="f25" draw:formula="?f23 / ?f8"/>
              <draw:equation draw:name="f26" draw:formula="?f25 - ?f10"/>
              <draw:equation draw:name="f27" draw:formula="?f24 - ?f10"/>
              <draw:equation draw:name="f28" draw:formula="?f26 / 2"/>
              <draw:equation draw:name="f29" draw:formula="?f27 / 2"/>
              <draw:equation draw:name="f30" draw:formula="?f10 + ?f28"/>
              <draw:equation draw:name="f31" draw:formula="?f10 + ?f29"/>
              <draw:equation draw:name="f32" draw:formula="?f29 * ?f11"/>
              <draw:equation draw:name="f33" draw:formula="?f28 * ?f12"/>
              <draw:equation draw:name="f34" draw:formula="?f32 / 100000"/>
              <draw:equation draw:name="f35" draw:formula="?f33 / 100000"/>
              <draw:equation draw:name="f36" draw:formula="?f30 * ?f12"/>
              <draw:equation draw:name="f37" draw:formula="?f36 / 100000"/>
              <draw:equation draw:name="f38" draw:formula="?f34 * ?f13"/>
              <draw:equation draw:name="f39" draw:formula="?f35 * ?f13"/>
              <draw:equation draw:name="f40" draw:formula="?f18 + ?f1"/>
              <draw:equation draw:name="f41" draw:formula="?f40 * ?f9 / ?f0"/>
              <draw:equation draw:name="f42" draw:formula="0 - ?f41"/>
              <draw:equation draw:name="f43" draw:formula="sin(?f42)"/>
              <draw:equation draw:name="f44" draw:formula="0 - ?f43"/>
              <draw:equation draw:name="f45" draw:formula="?f44"/>
              <draw:equation draw:name="f46" draw:formula="?f19 + ?f1"/>
              <draw:equation draw:name="f47" draw:formula="?f46 * ?f9 / ?f0"/>
              <draw:equation draw:name="f48" draw:formula="0 - ?f47"/>
              <draw:equation draw:name="f49" draw:formula="sin(?f48)"/>
              <draw:equation draw:name="f50" draw:formula="0 - ?f49"/>
              <draw:equation draw:name="f51" draw:formula="?f50"/>
              <draw:equation draw:name="f52" draw:formula="cos(?f42)"/>
              <draw:equation draw:name="f53" draw:formula="0 - ?f52"/>
              <draw:equation draw:name="f54" draw:formula="?f53"/>
              <draw:equation draw:name="f55" draw:formula="cos(?f48)"/>
              <draw:equation draw:name="f56" draw:formula="0 - ?f55"/>
              <draw:equation draw:name="f57" draw:formula="?f56"/>
              <draw:equation draw:name="f58" draw:formula="?f20 + ?f1"/>
              <draw:equation draw:name="f59" draw:formula="?f58 * ?f9 / ?f0"/>
              <draw:equation draw:name="f60" draw:formula="0 - ?f59"/>
              <draw:equation draw:name="f61" draw:formula="sin(?f60)"/>
              <draw:equation draw:name="f62" draw:formula="0 - ?f61"/>
              <draw:equation draw:name="f63" draw:formula="?f62"/>
              <draw:equation draw:name="f64" draw:formula="?f21 + ?f1"/>
              <draw:equation draw:name="f65" draw:formula="?f64 * ?f9 / ?f0"/>
              <draw:equation draw:name="f66" draw:formula="0 - ?f65"/>
              <draw:equation draw:name="f67" draw:formula="sin(?f66)"/>
              <draw:equation draw:name="f68" draw:formula="0 - ?f67"/>
              <draw:equation draw:name="f69" draw:formula="?f68"/>
              <draw:equation draw:name="f70" draw:formula="cos(?f66)"/>
              <draw:equation draw:name="f71" draw:formula="0 - ?f70"/>
              <draw:equation draw:name="f72" draw:formula="?f71"/>
              <draw:equation draw:name="f73" draw:formula="cos(?f60)"/>
              <draw:equation draw:name="f74" draw:formula="0 - ?f73"/>
              <draw:equation draw:name="f75" draw:formula="?f74"/>
              <draw:equation draw:name="f76" draw:formula="?f38 / 50000"/>
              <draw:equation draw:name="f77" draw:formula="?f39 / 50000"/>
              <draw:equation draw:name="f78" draw:formula="?f37 + ?f77"/>
              <draw:equation draw:name="f79" draw:formula="?f45 * ?f34"/>
              <draw:equation draw:name="f80" draw:formula="?f51 * ?f34"/>
              <draw:equation draw:name="f81" draw:formula="?f54 * ?f35"/>
              <draw:equation draw:name="f82" draw:formula="?f57 * ?f35"/>
              <draw:equation draw:name="f83" draw:formula="?f63 * ?f76"/>
              <draw:equation draw:name="f84" draw:formula="?f69 * ?f76"/>
              <draw:equation draw:name="f85" draw:formula="?f72 * ?f77"/>
              <draw:equation draw:name="f86" draw:formula="?f75 * ?f77"/>
              <draw:equation draw:name="f87" draw:formula="?f31 - ?f79"/>
              <draw:equation draw:name="f88" draw:formula="?f31 - ?f80"/>
              <draw:equation draw:name="f89" draw:formula="?f31 + ?f80"/>
              <draw:equation draw:name="f90" draw:formula="?f31 + ?f79"/>
              <draw:equation draw:name="f91" draw:formula="?f37 - ?f81"/>
              <draw:equation draw:name="f92" draw:formula="?f37 - ?f82"/>
              <draw:equation draw:name="f93" draw:formula="?f31 - ?f83"/>
              <draw:equation draw:name="f94" draw:formula="?f31 - ?f84"/>
              <draw:equation draw:name="f95" draw:formula="?f31 + ?f84"/>
              <draw:equation draw:name="f96" draw:formula="?f31 + ?f83"/>
              <draw:equation draw:name="f97" draw:formula="?f37 - ?f85"/>
              <draw:equation draw:name="f98" draw:formula="?f37 - ?f86"/>
            </draw:enhanced-geometry>
          </draw:custom-shape>
          <draw:custom-shape svg:width="0.5392in" svg:height="0.47372in" draw:id="id96" draw:style-name="a449" draw:transform="translate(-0.2696in -0.23686in) rotate(-0.49614) translate(8.08374in 4.25512in)" draw:name="Estrela: 5 Pontas 19">
            <svg:title/>
            <svg:desc/>
            <text:p text:style-name="a448" text:class-names="" text:cond-style-name=""><text:span text:style-name="a447" text:class-names=""/></text:p>
  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0"/>
              <draw:equation draw:name="f11" draw:formula="105146"/>
              <draw:equation draw:name="f12" draw:formula="110557"/>
              <draw:equation draw:name="f13" draw:formula="16476"/>
              <draw:equation draw:name="f14" draw:formula="1080000 + ?f1"/>
              <draw:equation draw:name="f15" draw:formula="18360000 + ?f1"/>
              <draw:equation draw:name="f16" draw:formula="20520000 + ?f1"/>
              <draw:equation draw:name="f17" draw:formula="3240000 + ?f1"/>
              <draw:equation draw:name="f18" draw:formula="?f14 - ?f1"/>
              <draw:equation draw:name="f19" draw:formula="?f15 - ?f1"/>
              <draw:equation draw:name="f20" draw:formula="?f16 - ?f1"/>
              <draw:equation draw:name="f21" draw:formula="?f17 - ?f1"/>
              <draw:equation draw:name="f22" draw:formula="21600 * ?f7"/>
              <draw:equation draw:name="f23" draw:formula="21600 * ?f6"/>
              <draw:equation draw:name="f24" draw:formula="?f22 / ?f8"/>
              <draw:equation draw:name="f25" draw:formula="?f23 / ?f8"/>
              <draw:equation draw:name="f26" draw:formula="?f25 - ?f10"/>
              <draw:equation draw:name="f27" draw:formula="?f24 - ?f10"/>
              <draw:equation draw:name="f28" draw:formula="?f26 / 2"/>
              <draw:equation draw:name="f29" draw:formula="?f27 / 2"/>
              <draw:equation draw:name="f30" draw:formula="?f10 + ?f28"/>
              <draw:equation draw:name="f31" draw:formula="?f10 + ?f29"/>
              <draw:equation draw:name="f32" draw:formula="?f29 * ?f11"/>
              <draw:equation draw:name="f33" draw:formula="?f28 * ?f12"/>
              <draw:equation draw:name="f34" draw:formula="?f32 / 100000"/>
              <draw:equation draw:name="f35" draw:formula="?f33 / 100000"/>
              <draw:equation draw:name="f36" draw:formula="?f30 * ?f12"/>
              <draw:equation draw:name="f37" draw:formula="?f36 / 100000"/>
              <draw:equation draw:name="f38" draw:formula="?f34 * ?f13"/>
              <draw:equation draw:name="f39" draw:formula="?f35 * ?f13"/>
              <draw:equation draw:name="f40" draw:formula="?f18 + ?f1"/>
              <draw:equation draw:name="f41" draw:formula="?f40 * ?f9 / ?f0"/>
              <draw:equation draw:name="f42" draw:formula="0 - ?f41"/>
              <draw:equation draw:name="f43" draw:formula="sin(?f42)"/>
              <draw:equation draw:name="f44" draw:formula="0 - ?f43"/>
              <draw:equation draw:name="f45" draw:formula="?f44"/>
              <draw:equation draw:name="f46" draw:formula="?f19 + ?f1"/>
              <draw:equation draw:name="f47" draw:formula="?f46 * ?f9 / ?f0"/>
              <draw:equation draw:name="f48" draw:formula="0 - ?f47"/>
              <draw:equation draw:name="f49" draw:formula="sin(?f48)"/>
              <draw:equation draw:name="f50" draw:formula="0 - ?f49"/>
              <draw:equation draw:name="f51" draw:formula="?f50"/>
              <draw:equation draw:name="f52" draw:formula="cos(?f42)"/>
              <draw:equation draw:name="f53" draw:formula="0 - ?f52"/>
              <draw:equation draw:name="f54" draw:formula="?f53"/>
              <draw:equation draw:name="f55" draw:formula="cos(?f48)"/>
              <draw:equation draw:name="f56" draw:formula="0 - ?f55"/>
              <draw:equation draw:name="f57" draw:formula="?f56"/>
              <draw:equation draw:name="f58" draw:formula="?f20 + ?f1"/>
              <draw:equation draw:name="f59" draw:formula="?f58 * ?f9 / ?f0"/>
              <draw:equation draw:name="f60" draw:formula="0 - ?f59"/>
              <draw:equation draw:name="f61" draw:formula="sin(?f60)"/>
              <draw:equation draw:name="f62" draw:formula="0 - ?f61"/>
              <draw:equation draw:name="f63" draw:formula="?f62"/>
              <draw:equation draw:name="f64" draw:formula="?f21 + ?f1"/>
              <draw:equation draw:name="f65" draw:formula="?f64 * ?f9 / ?f0"/>
              <draw:equation draw:name="f66" draw:formula="0 - ?f65"/>
              <draw:equation draw:name="f67" draw:formula="sin(?f66)"/>
              <draw:equation draw:name="f68" draw:formula="0 - ?f67"/>
              <draw:equation draw:name="f69" draw:formula="?f68"/>
              <draw:equation draw:name="f70" draw:formula="cos(?f66)"/>
              <draw:equation draw:name="f71" draw:formula="0 - ?f70"/>
              <draw:equation draw:name="f72" draw:formula="?f71"/>
              <draw:equation draw:name="f73" draw:formula="cos(?f60)"/>
              <draw:equation draw:name="f74" draw:formula="0 - ?f73"/>
              <draw:equation draw:name="f75" draw:formula="?f74"/>
              <draw:equation draw:name="f76" draw:formula="?f38 / 50000"/>
              <draw:equation draw:name="f77" draw:formula="?f39 / 50000"/>
              <draw:equation draw:name="f78" draw:formula="?f37 + ?f77"/>
              <draw:equation draw:name="f79" draw:formula="?f45 * ?f34"/>
              <draw:equation draw:name="f80" draw:formula="?f51 * ?f34"/>
              <draw:equation draw:name="f81" draw:formula="?f54 * ?f35"/>
              <draw:equation draw:name="f82" draw:formula="?f57 * ?f35"/>
              <draw:equation draw:name="f83" draw:formula="?f63 * ?f76"/>
              <draw:equation draw:name="f84" draw:formula="?f69 * ?f76"/>
              <draw:equation draw:name="f85" draw:formula="?f72 * ?f77"/>
              <draw:equation draw:name="f86" draw:formula="?f75 * ?f77"/>
              <draw:equation draw:name="f87" draw:formula="?f31 - ?f79"/>
              <draw:equation draw:name="f88" draw:formula="?f31 - ?f80"/>
              <draw:equation draw:name="f89" draw:formula="?f31 + ?f80"/>
              <draw:equation draw:name="f90" draw:formula="?f31 + ?f79"/>
              <draw:equation draw:name="f91" draw:formula="?f37 - ?f81"/>
              <draw:equation draw:name="f92" draw:formula="?f37 - ?f82"/>
              <draw:equation draw:name="f93" draw:formula="?f31 - ?f83"/>
              <draw:equation draw:name="f94" draw:formula="?f31 - ?f84"/>
              <draw:equation draw:name="f95" draw:formula="?f31 + ?f84"/>
              <draw:equation draw:name="f96" draw:formula="?f31 + ?f83"/>
              <draw:equation draw:name="f97" draw:formula="?f37 - ?f85"/>
              <draw:equation draw:name="f98" draw:formula="?f37 - ?f86"/>
            </draw:enhanced-geometry>
          </draw:custom-shape>
        </draw:g>
      </draw:page>
      <draw:page draw:name="Slide5" draw:style-name="a450" draw:master-page-name="Master1-Layout1-title-Slide-de-Título" presentation:presentation-page-layout-name="Master1-PPL1" draw:id="Slide-260">
        <draw:frame draw:id="id97" draw:style-name="a454" draw:name="CaixaDeTexto 15" svg:x="4.73906in" svg:y="5.85309in" svg:width="3.24279in" svg:height="0.77415in">
          <draw:text-box>
            <text:p text:style-name="a453" text:class-names="" text:cond-style-name=""><text:span text:style-name="a451" text:class-names="">Hotel &amp; Restaurante<text:s text:c="1"/></text:span><text:span text:style-name="a452" text:class-names="">Golai</text:span></text:p>
          </draw:text-box>
          <svg:title/>
          <svg:desc/>
        </draw:frame>
        <draw:custom-shape svg:x="4.79478in" svg:y="1.60417in" svg:width="0.28779in" svg:height="1.83863in" draw:id="id98" draw:style-name="a457" draw:name="Retângulo 3">
          <svg:title/>
          <svg:desc/>
          <text:p text:style-name="a456" text:class-names="" text:cond-style-name=""><text:span text:style-name="a4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28779in" svg:height="1.45872in" draw:id="id99" draw:style-name="a460" draw:transform="translate(-0.14389in -0.72936in) rotate(-1.5708) translate(5.59104in 2.2538in)" draw:name="Retângulo 4">
          <svg:title/>
          <svg:desc/>
          <text:p text:style-name="a459" text:class-names="" text:cond-style-name=""><text:span text:style-name="a4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765in" svg:y="1.01873in" svg:width="0.28779in" svg:height="2.36918in" draw:id="id100" draw:style-name="a463" draw:name="Retângulo 5">
          <svg:title/>
          <svg:desc/>
          <text:p text:style-name="a462" text:class-names="" text:cond-style-name=""><text:span text:style-name="a4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28779in" svg:height="1.73863in" draw:id="id101" draw:style-name="a466" draw:transform="translate(-0.14389in -0.86932in) rotate(-5.52442) translate(7.06299in 2.86217in)" draw:name="Retângulo 6">
          <svg:title/>
          <svg:desc/>
          <text:p text:style-name="a465" text:class-names="" text:cond-style-name=""><text:span text:style-name="a4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28779in" svg:height="1.60136in" draw:id="id102" draw:style-name="a469" draw:transform="translate(-0.14389in -0.80068in) rotate(-1.5708) translate(7.06277in 1.16183in)" draw:name="Retângulo 7">
          <svg:title/>
          <svg:desc/>
          <text:p text:style-name="a468" text:class-names="" text:cond-style-name=""><text:span text:style-name="a4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28779in" svg:height="1.85261in" draw:id="id103" draw:style-name="a472" draw:transform="translate(-0.14389in -0.9263in) rotate(-0.95678) translate(7.01668in 1.73549in)" draw:name="Retângulo 8">
          <svg:title/>
          <svg:desc/>
          <text:p text:style-name="a471" text:class-names="" text:cond-style-name=""><text:span text:style-name="a4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28779in" svg:height="2.31562in" draw:id="id104" draw:style-name="a475" draw:transform="translate(-0.14389in -1.15781in) rotate(-1.5708) translate(6.35573in 3.77203in)" draw:name="Retângulo 9">
          <svg:title/>
          <svg:desc/>
          <text:p text:style-name="a474" text:class-names="" text:cond-style-name=""><text:span text:style-name="a4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28779in" svg:height="2.47069in" draw:id="id105" draw:style-name="a478" draw:transform="translate(-0.14389in -1.23534in) rotate(-5.7432) translate(5.55754in 4.42923in)" draw:name="Retângulo 10">
          <svg:title/>
          <svg:desc/>
          <text:p text:style-name="a477" text:class-names="" text:cond-style-name=""><text:span text:style-name="a4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28779in" svg:height="1.51478in" draw:id="id106" draw:style-name="a481" draw:transform="translate(-0.14389in -0.75739in) rotate(-1.0911) translate(6.78471in 5.28871in)" draw:name="Retângulo 12">
          <svg:title/>
          <svg:desc/>
          <text:p text:style-name="a480" text:class-names="" text:cond-style-name=""><text:span text:style-name="a4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28779in" svg:height="0.94807in" draw:id="id107" draw:style-name="a484" draw:transform="translate(-0.14389in -0.47403in) rotate(-1.5708) translate(7.03969in 4.55208in)" draw:name="Retângulo 13">
          <svg:title/>
          <svg:desc/>
          <text:p text:style-name="a483" text:class-names="" text:cond-style-name=""><text:span text:style-name="a4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061in" svg:y="4.61462in" svg:width="0.30765in" svg:height="0.4777in" draw:id="id108" draw:style-name="a487" draw:name="Retângulo 14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Agrupar 20" draw:id="id109">
          <svg:title/>
          <svg:desc/>
          <draw:custom-shape svg:width="1in" svg:height="1in" draw:id="id110" draw:style-name="a490" draw:transform="translate(-0.5in -0.5in) rotate(-0.10031) translate(7.69062in 3.65297in)" draw:name="Estrela: 5 Pontas 16">
            <svg:title/>
            <svg:desc/>
            <text:p text:style-name="a489" text:class-names="" text:cond-style-name=""><text:span text:style-name="a488" text:class-names=""/></text:p>
  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0"/>
              <draw:equation draw:name="f11" draw:formula="105146"/>
              <draw:equation draw:name="f12" draw:formula="110557"/>
              <draw:equation draw:name="f13" draw:formula="16476"/>
              <draw:equation draw:name="f14" draw:formula="1080000 + ?f1"/>
              <draw:equation draw:name="f15" draw:formula="18360000 + ?f1"/>
              <draw:equation draw:name="f16" draw:formula="20520000 + ?f1"/>
              <draw:equation draw:name="f17" draw:formula="3240000 + ?f1"/>
              <draw:equation draw:name="f18" draw:formula="?f14 - ?f1"/>
              <draw:equation draw:name="f19" draw:formula="?f15 - ?f1"/>
              <draw:equation draw:name="f20" draw:formula="?f16 - ?f1"/>
              <draw:equation draw:name="f21" draw:formula="?f17 - ?f1"/>
              <draw:equation draw:name="f22" draw:formula="21600 * ?f7"/>
              <draw:equation draw:name="f23" draw:formula="21600 * ?f6"/>
              <draw:equation draw:name="f24" draw:formula="?f22 / ?f8"/>
              <draw:equation draw:name="f25" draw:formula="?f23 / ?f8"/>
              <draw:equation draw:name="f26" draw:formula="?f25 - ?f10"/>
              <draw:equation draw:name="f27" draw:formula="?f24 - ?f10"/>
              <draw:equation draw:name="f28" draw:formula="?f26 / 2"/>
              <draw:equation draw:name="f29" draw:formula="?f27 / 2"/>
              <draw:equation draw:name="f30" draw:formula="?f10 + ?f28"/>
              <draw:equation draw:name="f31" draw:formula="?f10 + ?f29"/>
              <draw:equation draw:name="f32" draw:formula="?f29 * ?f11"/>
              <draw:equation draw:name="f33" draw:formula="?f28 * ?f12"/>
              <draw:equation draw:name="f34" draw:formula="?f32 / 100000"/>
              <draw:equation draw:name="f35" draw:formula="?f33 / 100000"/>
              <draw:equation draw:name="f36" draw:formula="?f30 * ?f12"/>
              <draw:equation draw:name="f37" draw:formula="?f36 / 100000"/>
              <draw:equation draw:name="f38" draw:formula="?f34 * ?f13"/>
              <draw:equation draw:name="f39" draw:formula="?f35 * ?f13"/>
              <draw:equation draw:name="f40" draw:formula="?f18 + ?f1"/>
              <draw:equation draw:name="f41" draw:formula="?f40 * ?f9 / ?f0"/>
              <draw:equation draw:name="f42" draw:formula="0 - ?f41"/>
              <draw:equation draw:name="f43" draw:formula="sin(?f42)"/>
              <draw:equation draw:name="f44" draw:formula="0 - ?f43"/>
              <draw:equation draw:name="f45" draw:formula="?f44"/>
              <draw:equation draw:name="f46" draw:formula="?f19 + ?f1"/>
              <draw:equation draw:name="f47" draw:formula="?f46 * ?f9 / ?f0"/>
              <draw:equation draw:name="f48" draw:formula="0 - ?f47"/>
              <draw:equation draw:name="f49" draw:formula="sin(?f48)"/>
              <draw:equation draw:name="f50" draw:formula="0 - ?f49"/>
              <draw:equation draw:name="f51" draw:formula="?f50"/>
              <draw:equation draw:name="f52" draw:formula="cos(?f42)"/>
              <draw:equation draw:name="f53" draw:formula="0 - ?f52"/>
              <draw:equation draw:name="f54" draw:formula="?f53"/>
              <draw:equation draw:name="f55" draw:formula="cos(?f48)"/>
              <draw:equation draw:name="f56" draw:formula="0 - ?f55"/>
              <draw:equation draw:name="f57" draw:formula="?f56"/>
              <draw:equation draw:name="f58" draw:formula="?f20 + ?f1"/>
              <draw:equation draw:name="f59" draw:formula="?f58 * ?f9 / ?f0"/>
              <draw:equation draw:name="f60" draw:formula="0 - ?f59"/>
              <draw:equation draw:name="f61" draw:formula="sin(?f60)"/>
              <draw:equation draw:name="f62" draw:formula="0 - ?f61"/>
              <draw:equation draw:name="f63" draw:formula="?f62"/>
              <draw:equation draw:name="f64" draw:formula="?f21 + ?f1"/>
              <draw:equation draw:name="f65" draw:formula="?f64 * ?f9 / ?f0"/>
              <draw:equation draw:name="f66" draw:formula="0 - ?f65"/>
              <draw:equation draw:name="f67" draw:formula="sin(?f66)"/>
              <draw:equation draw:name="f68" draw:formula="0 - ?f67"/>
              <draw:equation draw:name="f69" draw:formula="?f68"/>
              <draw:equation draw:name="f70" draw:formula="cos(?f66)"/>
              <draw:equation draw:name="f71" draw:formula="0 - ?f70"/>
              <draw:equation draw:name="f72" draw:formula="?f71"/>
              <draw:equation draw:name="f73" draw:formula="cos(?f60)"/>
              <draw:equation draw:name="f74" draw:formula="0 - ?f73"/>
              <draw:equation draw:name="f75" draw:formula="?f74"/>
              <draw:equation draw:name="f76" draw:formula="?f38 / 50000"/>
              <draw:equation draw:name="f77" draw:formula="?f39 / 50000"/>
              <draw:equation draw:name="f78" draw:formula="?f37 + ?f77"/>
              <draw:equation draw:name="f79" draw:formula="?f45 * ?f34"/>
              <draw:equation draw:name="f80" draw:formula="?f51 * ?f34"/>
              <draw:equation draw:name="f81" draw:formula="?f54 * ?f35"/>
              <draw:equation draw:name="f82" draw:formula="?f57 * ?f35"/>
              <draw:equation draw:name="f83" draw:formula="?f63 * ?f76"/>
              <draw:equation draw:name="f84" draw:formula="?f69 * ?f76"/>
              <draw:equation draw:name="f85" draw:formula="?f72 * ?f77"/>
              <draw:equation draw:name="f86" draw:formula="?f75 * ?f77"/>
              <draw:equation draw:name="f87" draw:formula="?f31 - ?f79"/>
              <draw:equation draw:name="f88" draw:formula="?f31 - ?f80"/>
              <draw:equation draw:name="f89" draw:formula="?f31 + ?f80"/>
              <draw:equation draw:name="f90" draw:formula="?f31 + ?f79"/>
              <draw:equation draw:name="f91" draw:formula="?f37 - ?f81"/>
              <draw:equation draw:name="f92" draw:formula="?f37 - ?f82"/>
              <draw:equation draw:name="f93" draw:formula="?f31 - ?f83"/>
              <draw:equation draw:name="f94" draw:formula="?f31 - ?f84"/>
              <draw:equation draw:name="f95" draw:formula="?f31 + ?f84"/>
              <draw:equation draw:name="f96" draw:formula="?f31 + ?f83"/>
              <draw:equation draw:name="f97" draw:formula="?f37 - ?f85"/>
              <draw:equation draw:name="f98" draw:formula="?f37 - ?f86"/>
            </draw:enhanced-geometry>
          </draw:custom-shape>
          <draw:custom-shape svg:width="0.5392in" svg:height="0.47372in" draw:id="id111" draw:style-name="a493" draw:transform="translate(-0.2696in -0.23686in) rotate(-0.49614) translate(8.30237in 3.50749in)" draw:name="Estrela: 5 Pontas 17">
            <svg:title/>
            <svg:desc/>
            <text:p text:style-name="a492" text:class-names="" text:cond-style-name=""><text:span text:style-name="a491" text:class-names=""/></text:p>
  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0"/>
              <draw:equation draw:name="f11" draw:formula="105146"/>
              <draw:equation draw:name="f12" draw:formula="110557"/>
              <draw:equation draw:name="f13" draw:formula="16476"/>
              <draw:equation draw:name="f14" draw:formula="1080000 + ?f1"/>
              <draw:equation draw:name="f15" draw:formula="18360000 + ?f1"/>
              <draw:equation draw:name="f16" draw:formula="20520000 + ?f1"/>
              <draw:equation draw:name="f17" draw:formula="3240000 + ?f1"/>
              <draw:equation draw:name="f18" draw:formula="?f14 - ?f1"/>
              <draw:equation draw:name="f19" draw:formula="?f15 - ?f1"/>
              <draw:equation draw:name="f20" draw:formula="?f16 - ?f1"/>
              <draw:equation draw:name="f21" draw:formula="?f17 - ?f1"/>
              <draw:equation draw:name="f22" draw:formula="21600 * ?f7"/>
              <draw:equation draw:name="f23" draw:formula="21600 * ?f6"/>
              <draw:equation draw:name="f24" draw:formula="?f22 / ?f8"/>
              <draw:equation draw:name="f25" draw:formula="?f23 / ?f8"/>
              <draw:equation draw:name="f26" draw:formula="?f25 - ?f10"/>
              <draw:equation draw:name="f27" draw:formula="?f24 - ?f10"/>
              <draw:equation draw:name="f28" draw:formula="?f26 / 2"/>
              <draw:equation draw:name="f29" draw:formula="?f27 / 2"/>
              <draw:equation draw:name="f30" draw:formula="?f10 + ?f28"/>
              <draw:equation draw:name="f31" draw:formula="?f10 + ?f29"/>
              <draw:equation draw:name="f32" draw:formula="?f29 * ?f11"/>
              <draw:equation draw:name="f33" draw:formula="?f28 * ?f12"/>
              <draw:equation draw:name="f34" draw:formula="?f32 / 100000"/>
              <draw:equation draw:name="f35" draw:formula="?f33 / 100000"/>
              <draw:equation draw:name="f36" draw:formula="?f30 * ?f12"/>
              <draw:equation draw:name="f37" draw:formula="?f36 / 100000"/>
              <draw:equation draw:name="f38" draw:formula="?f34 * ?f13"/>
              <draw:equation draw:name="f39" draw:formula="?f35 * ?f13"/>
              <draw:equation draw:name="f40" draw:formula="?f18 + ?f1"/>
              <draw:equation draw:name="f41" draw:formula="?f40 * ?f9 / ?f0"/>
              <draw:equation draw:name="f42" draw:formula="0 - ?f41"/>
              <draw:equation draw:name="f43" draw:formula="sin(?f42)"/>
              <draw:equation draw:name="f44" draw:formula="0 - ?f43"/>
              <draw:equation draw:name="f45" draw:formula="?f44"/>
              <draw:equation draw:name="f46" draw:formula="?f19 + ?f1"/>
              <draw:equation draw:name="f47" draw:formula="?f46 * ?f9 / ?f0"/>
              <draw:equation draw:name="f48" draw:formula="0 - ?f47"/>
              <draw:equation draw:name="f49" draw:formula="sin(?f48)"/>
              <draw:equation draw:name="f50" draw:formula="0 - ?f49"/>
              <draw:equation draw:name="f51" draw:formula="?f50"/>
              <draw:equation draw:name="f52" draw:formula="cos(?f42)"/>
              <draw:equation draw:name="f53" draw:formula="0 - ?f52"/>
              <draw:equation draw:name="f54" draw:formula="?f53"/>
              <draw:equation draw:name="f55" draw:formula="cos(?f48)"/>
              <draw:equation draw:name="f56" draw:formula="0 - ?f55"/>
              <draw:equation draw:name="f57" draw:formula="?f56"/>
              <draw:equation draw:name="f58" draw:formula="?f20 + ?f1"/>
              <draw:equation draw:name="f59" draw:formula="?f58 * ?f9 / ?f0"/>
              <draw:equation draw:name="f60" draw:formula="0 - ?f59"/>
              <draw:equation draw:name="f61" draw:formula="sin(?f60)"/>
              <draw:equation draw:name="f62" draw:formula="0 - ?f61"/>
              <draw:equation draw:name="f63" draw:formula="?f62"/>
              <draw:equation draw:name="f64" draw:formula="?f21 + ?f1"/>
              <draw:equation draw:name="f65" draw:formula="?f64 * ?f9 / ?f0"/>
              <draw:equation draw:name="f66" draw:formula="0 - ?f65"/>
              <draw:equation draw:name="f67" draw:formula="sin(?f66)"/>
              <draw:equation draw:name="f68" draw:formula="0 - ?f67"/>
              <draw:equation draw:name="f69" draw:formula="?f68"/>
              <draw:equation draw:name="f70" draw:formula="cos(?f66)"/>
              <draw:equation draw:name="f71" draw:formula="0 - ?f70"/>
              <draw:equation draw:name="f72" draw:formula="?f71"/>
              <draw:equation draw:name="f73" draw:formula="cos(?f60)"/>
              <draw:equation draw:name="f74" draw:formula="0 - ?f73"/>
              <draw:equation draw:name="f75" draw:formula="?f74"/>
              <draw:equation draw:name="f76" draw:formula="?f38 / 50000"/>
              <draw:equation draw:name="f77" draw:formula="?f39 / 50000"/>
              <draw:equation draw:name="f78" draw:formula="?f37 + ?f77"/>
              <draw:equation draw:name="f79" draw:formula="?f45 * ?f34"/>
              <draw:equation draw:name="f80" draw:formula="?f51 * ?f34"/>
              <draw:equation draw:name="f81" draw:formula="?f54 * ?f35"/>
              <draw:equation draw:name="f82" draw:formula="?f57 * ?f35"/>
              <draw:equation draw:name="f83" draw:formula="?f63 * ?f76"/>
              <draw:equation draw:name="f84" draw:formula="?f69 * ?f76"/>
              <draw:equation draw:name="f85" draw:formula="?f72 * ?f77"/>
              <draw:equation draw:name="f86" draw:formula="?f75 * ?f77"/>
              <draw:equation draw:name="f87" draw:formula="?f31 - ?f79"/>
              <draw:equation draw:name="f88" draw:formula="?f31 - ?f80"/>
              <draw:equation draw:name="f89" draw:formula="?f31 + ?f80"/>
              <draw:equation draw:name="f90" draw:formula="?f31 + ?f79"/>
              <draw:equation draw:name="f91" draw:formula="?f37 - ?f81"/>
              <draw:equation draw:name="f92" draw:formula="?f37 - ?f82"/>
              <draw:equation draw:name="f93" draw:formula="?f31 - ?f83"/>
              <draw:equation draw:name="f94" draw:formula="?f31 - ?f84"/>
              <draw:equation draw:name="f95" draw:formula="?f31 + ?f84"/>
              <draw:equation draw:name="f96" draw:formula="?f31 + ?f83"/>
              <draw:equation draw:name="f97" draw:formula="?f37 - ?f85"/>
              <draw:equation draw:name="f98" draw:formula="?f37 - ?f86"/>
            </draw:enhanced-geometry>
          </draw:custom-shape>
          <draw:custom-shape svg:width="0.5392in" svg:height="0.47372in" draw:id="id112" draw:style-name="a496" draw:transform="translate(-0.2696in -0.23686in) rotate(-0.49614) translate(8.08374in 4.25512in)" draw:name="Estrela: 5 Pontas 19">
            <svg:title/>
            <svg:desc/>
            <text:p text:style-name="a495" text:class-names="" text:cond-style-name=""><text:span text:style-name="a494" text:class-names=""/></text:p>
  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0"/>
              <draw:equation draw:name="f11" draw:formula="105146"/>
              <draw:equation draw:name="f12" draw:formula="110557"/>
              <draw:equation draw:name="f13" draw:formula="16476"/>
              <draw:equation draw:name="f14" draw:formula="1080000 + ?f1"/>
              <draw:equation draw:name="f15" draw:formula="18360000 + ?f1"/>
              <draw:equation draw:name="f16" draw:formula="20520000 + ?f1"/>
              <draw:equation draw:name="f17" draw:formula="3240000 + ?f1"/>
              <draw:equation draw:name="f18" draw:formula="?f14 - ?f1"/>
              <draw:equation draw:name="f19" draw:formula="?f15 - ?f1"/>
              <draw:equation draw:name="f20" draw:formula="?f16 - ?f1"/>
              <draw:equation draw:name="f21" draw:formula="?f17 - ?f1"/>
              <draw:equation draw:name="f22" draw:formula="21600 * ?f7"/>
              <draw:equation draw:name="f23" draw:formula="21600 * ?f6"/>
              <draw:equation draw:name="f24" draw:formula="?f22 / ?f8"/>
              <draw:equation draw:name="f25" draw:formula="?f23 / ?f8"/>
              <draw:equation draw:name="f26" draw:formula="?f25 - ?f10"/>
              <draw:equation draw:name="f27" draw:formula="?f24 - ?f10"/>
              <draw:equation draw:name="f28" draw:formula="?f26 / 2"/>
              <draw:equation draw:name="f29" draw:formula="?f27 / 2"/>
              <draw:equation draw:name="f30" draw:formula="?f10 + ?f28"/>
              <draw:equation draw:name="f31" draw:formula="?f10 + ?f29"/>
              <draw:equation draw:name="f32" draw:formula="?f29 * ?f11"/>
              <draw:equation draw:name="f33" draw:formula="?f28 * ?f12"/>
              <draw:equation draw:name="f34" draw:formula="?f32 / 100000"/>
              <draw:equation draw:name="f35" draw:formula="?f33 / 100000"/>
              <draw:equation draw:name="f36" draw:formula="?f30 * ?f12"/>
              <draw:equation draw:name="f37" draw:formula="?f36 / 100000"/>
              <draw:equation draw:name="f38" draw:formula="?f34 * ?f13"/>
              <draw:equation draw:name="f39" draw:formula="?f35 * ?f13"/>
              <draw:equation draw:name="f40" draw:formula="?f18 + ?f1"/>
              <draw:equation draw:name="f41" draw:formula="?f40 * ?f9 / ?f0"/>
              <draw:equation draw:name="f42" draw:formula="0 - ?f41"/>
              <draw:equation draw:name="f43" draw:formula="sin(?f42)"/>
              <draw:equation draw:name="f44" draw:formula="0 - ?f43"/>
              <draw:equation draw:name="f45" draw:formula="?f44"/>
              <draw:equation draw:name="f46" draw:formula="?f19 + ?f1"/>
              <draw:equation draw:name="f47" draw:formula="?f46 * ?f9 / ?f0"/>
              <draw:equation draw:name="f48" draw:formula="0 - ?f47"/>
              <draw:equation draw:name="f49" draw:formula="sin(?f48)"/>
              <draw:equation draw:name="f50" draw:formula="0 - ?f49"/>
              <draw:equation draw:name="f51" draw:formula="?f50"/>
              <draw:equation draw:name="f52" draw:formula="cos(?f42)"/>
              <draw:equation draw:name="f53" draw:formula="0 - ?f52"/>
              <draw:equation draw:name="f54" draw:formula="?f53"/>
              <draw:equation draw:name="f55" draw:formula="cos(?f48)"/>
              <draw:equation draw:name="f56" draw:formula="0 - ?f55"/>
              <draw:equation draw:name="f57" draw:formula="?f56"/>
              <draw:equation draw:name="f58" draw:formula="?f20 + ?f1"/>
              <draw:equation draw:name="f59" draw:formula="?f58 * ?f9 / ?f0"/>
              <draw:equation draw:name="f60" draw:formula="0 - ?f59"/>
              <draw:equation draw:name="f61" draw:formula="sin(?f60)"/>
              <draw:equation draw:name="f62" draw:formula="0 - ?f61"/>
              <draw:equation draw:name="f63" draw:formula="?f62"/>
              <draw:equation draw:name="f64" draw:formula="?f21 + ?f1"/>
              <draw:equation draw:name="f65" draw:formula="?f64 * ?f9 / ?f0"/>
              <draw:equation draw:name="f66" draw:formula="0 - ?f65"/>
              <draw:equation draw:name="f67" draw:formula="sin(?f66)"/>
              <draw:equation draw:name="f68" draw:formula="0 - ?f67"/>
              <draw:equation draw:name="f69" draw:formula="?f68"/>
              <draw:equation draw:name="f70" draw:formula="cos(?f66)"/>
              <draw:equation draw:name="f71" draw:formula="0 - ?f70"/>
              <draw:equation draw:name="f72" draw:formula="?f71"/>
              <draw:equation draw:name="f73" draw:formula="cos(?f60)"/>
              <draw:equation draw:name="f74" draw:formula="0 - ?f73"/>
              <draw:equation draw:name="f75" draw:formula="?f74"/>
              <draw:equation draw:name="f76" draw:formula="?f38 / 50000"/>
              <draw:equation draw:name="f77" draw:formula="?f39 / 50000"/>
              <draw:equation draw:name="f78" draw:formula="?f37 + ?f77"/>
              <draw:equation draw:name="f79" draw:formula="?f45 * ?f34"/>
              <draw:equation draw:name="f80" draw:formula="?f51 * ?f34"/>
              <draw:equation draw:name="f81" draw:formula="?f54 * ?f35"/>
              <draw:equation draw:name="f82" draw:formula="?f57 * ?f35"/>
              <draw:equation draw:name="f83" draw:formula="?f63 * ?f76"/>
              <draw:equation draw:name="f84" draw:formula="?f69 * ?f76"/>
              <draw:equation draw:name="f85" draw:formula="?f72 * ?f77"/>
              <draw:equation draw:name="f86" draw:formula="?f75 * ?f77"/>
              <draw:equation draw:name="f87" draw:formula="?f31 - ?f79"/>
              <draw:equation draw:name="f88" draw:formula="?f31 - ?f80"/>
              <draw:equation draw:name="f89" draw:formula="?f31 + ?f80"/>
              <draw:equation draw:name="f90" draw:formula="?f31 + ?f79"/>
              <draw:equation draw:name="f91" draw:formula="?f37 - ?f81"/>
              <draw:equation draw:name="f92" draw:formula="?f37 - ?f82"/>
              <draw:equation draw:name="f93" draw:formula="?f31 - ?f83"/>
              <draw:equation draw:name="f94" draw:formula="?f31 - ?f84"/>
              <draw:equation draw:name="f95" draw:formula="?f31 + ?f84"/>
              <draw:equation draw:name="f96" draw:formula="?f31 + ?f83"/>
              <draw:equation draw:name="f97" draw:formula="?f37 - ?f85"/>
              <draw:equation draw:name="f98" draw:formula="?f37 - ?f86"/>
            </draw:enhanced-geometry>
          </draw:custom-shape>
        </draw:g>
      </draw:page>
      <draw:page draw:name="Slide2" draw:style-name="a497" draw:master-page-name="Master1-Layout1-title-Slide-de-Título" presentation:presentation-page-layout-name="Master1-PPL1" draw:id="Slide-257">
        <draw:custom-shape svg:x="7.9979in" svg:y="2.14235in" svg:width="2.9683in" svg:height="0.84607in" draw:id="id113" draw:style-name="a500" draw:name="Retângulo: Cantos Arredondados 22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245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g draw:name="Agrupar 24" draw:id="id114">
          <svg:title/>
          <svg:desc/>
          <draw:custom-shape svg:x="5.53846in" svg:y="4.89231in" svg:width="0.95385in" svg:height="0.90769in" draw:id="id116" draw:style-name="a506" draw:name="Elipse 21">
            <svg:title/>
            <svg:desc/>
            <text:p text:style-name="a505" text:class-names="" text:cond-style-name=""><text:span text:style-name="a50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5.7629in" svg:y="5.04269in" svg:width="0.50498in" svg:height="0.60693in" draw:id="id117" draw:style-name="a509" draw:name="Seta: para Cima 23">
            <svg:title/>
            <svg:desc/>
            <text:p text:style-name="a508" text:class-names="" text:cond-style-name=""><text:span text:style-name="a507" text:class-names=""/></text:p>
            <draw:enhanced-geometry xmlns:dr3d="urn:oasis:names:tc:opendocument:xmlns:dr3d:1.0" draw:type="non-primitive" svg:viewBox="0 0 21600 21600" draw:enhanced-path="M ?f11 ?f9 L ?f11 ?f12 ?f8 ?f12 ?f10 ?f8 ?f9 ?f12 ?f13 ?f12 ?f13 ?f9 Z N" draw:text-areas="?f11 ?f19 ?f13 ?f24" draw:glue-points="?f22 ?f12 ?f23 ?f12" draw:glue-point-leaving-directions="-270, -90" draw:modifiers="7826 784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1"/>
              <draw:equation draw:name="f12" draw:formula="$0"/>
              <draw:equation draw:name="f13" draw:formula="21600 - ?f11"/>
              <draw:equation draw:name="f14" draw:formula="21600 * ?f7"/>
              <draw:equation draw:name="f15" draw:formula="0 * ?f6"/>
              <draw:equation draw:name="f16" draw:formula="21600 * ?f6"/>
              <draw:equation draw:name="f17" draw:formula="?f12 * ?f11"/>
              <draw:equation draw:name="f18" draw:formula="?f17 / 10800"/>
              <draw:equation draw:name="f19" draw:formula="?f12 - ?f18"/>
              <draw:equation draw:name="f20" draw:formula="$1 / ?f6"/>
              <draw:equation draw:name="f21" draw:formula="$0 / ?f7"/>
              <draw:equation draw:name="f22" draw:formula="?f15 / ?f6"/>
              <draw:equation draw:name="f23" draw:formula="?f16 / ?f6"/>
              <draw:equation draw:name="f24" draw:formula="?f14 / ?f7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svg:x="0.98662in" svg:y="0.83077in" svg:width="3.01338in" svg:height="0.47692in" draw:id="id115" draw:style-name="a503" draw:name="Retângulo: Cantos Arredondados 25">
          <svg:title/>
          <svg:desc/>
          <text:p text:style-name="a502" text:class-names="" text:cond-style-name=""><text:span text:style-name="a501" text:class-names="">Tb_hotel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190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3" draw:style-name="a510" draw:master-page-name="Master1-Layout1-title-Slide-de-Título" presentation:presentation-page-layout-name="Master1-PPL1" draw:id="Slide-258">
        <draw:custom-shape svg:x="3.04154in" svg:y="0.46447in" svg:width="7.25025in" svg:height="6.8514in" draw:id="id118" draw:style-name="a513" draw:name="Elipse 20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g draw:name="Agrupar 18" draw:id="id119">
          <svg:title/>
          <svg:desc/>
          <draw:frame draw:id="id120" draw:style-name="a517" draw:name="CaixaDeTexto 15" svg:x="5.02857in" svg:y="6.44439in" svg:width="3.24279in" svg:height="0.40391in">
            <draw:text-box>
              <text:p text:style-name="a516" text:class-names="" text:cond-style-name=""><text:span text:style-name="a514" text:class-names="">Hotel &amp; Restaurante<text:s text:c="1"/></text:span><text:span text:style-name="a515" text:class-names="">Golai</text:span></text:p>
            </draw:text-box>
            <svg:title/>
            <svg:desc/>
          </draw:frame>
          <draw:g draw:name="Agrupar 21" draw:id="id121">
            <svg:title/>
            <svg:desc/>
            <draw:custom-shape svg:width="0.28779in" svg:height="2.47069in" draw:id="id122" draw:style-name="a520" draw:transform="translate(-0.14389in -1.23534in) rotate(-5.86426) translate(4.92197in 2.8536in)" draw:name="Retângulo 3">
              <svg:title/>
              <svg:desc/>
              <text:p text:style-name="a519" text:class-names="" text:cond-style-name=""><text:span text:style-name="a51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28779in" svg:height="1.45872in" draw:id="id123" draw:style-name="a523" draw:transform="translate(-0.14389in -0.72936in) rotate(-1.5708) translate(5.57433in 2.89996in)" draw:name="Retângulo 4">
              <svg:title/>
              <svg:desc/>
              <text:p text:style-name="a522" text:class-names="" text:cond-style-name=""><text:span text:style-name="a52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6.1598in" svg:y="1.66488in" svg:width="0.28779in" svg:height="2.36918in" draw:id="id124" draw:style-name="a526" draw:name="Retângulo 5">
              <svg:title/>
              <svg:desc/>
              <text:p text:style-name="a525" text:class-names="" text:cond-style-name=""><text:span text:style-name="a52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28779in" svg:height="1.37269in" draw:id="id125" draw:style-name="a529" draw:transform="translate(-0.14389in -0.68634in) rotate(-5.52442) translate(6.9204in 3.37554in)" draw:name="Retângulo 6">
              <svg:title/>
              <svg:desc/>
              <text:p text:style-name="a528" text:class-names="" text:cond-style-name=""><text:span text:style-name="a52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28779in" svg:height="1.60136in" draw:id="id126" draw:style-name="a532" draw:transform="translate(-0.14389in -0.80068in) rotate(-1.5708) translate(7.04606in 1.80799in)" draw:name="Retângulo 7">
              <svg:title/>
              <svg:desc/>
              <text:p text:style-name="a531" text:class-names="" text:cond-style-name=""><text:span text:style-name="a53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28779in" svg:height="1.85261in" draw:id="id127" draw:style-name="a535" draw:transform="translate(-0.14389in -0.9263in) rotate(-0.95678) translate(6.99998in 2.38164in)" draw:name="Retângulo 8">
              <svg:title/>
              <svg:desc/>
              <text:p text:style-name="a534" text:class-names="" text:cond-style-name=""><text:span text:style-name="a53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28779in" svg:height="1.9225in" draw:id="id128" draw:style-name="a538" draw:transform="translate(-0.14389in -0.96125in) rotate(-1.5708) translate(6.53558in 4.41818in)" draw:name="Retângulo 9">
              <svg:title/>
              <svg:desc/>
              <text:p text:style-name="a537" text:class-names="" text:cond-style-name=""><text:span text:style-name="a53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28779in" svg:height="2.47069in" draw:id="id129" draw:style-name="a541" draw:transform="translate(-0.14389in -1.23534in) rotate(-5.86426) translate(5.91142in 5.07722in)" draw:name="Retângulo 10">
              <svg:title/>
              <svg:desc/>
              <text:p text:style-name="a540" text:class-names="" text:cond-style-name=""><text:span text:style-name="a53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28779in" svg:height="1.30023in" draw:id="id130" draw:style-name="a544" draw:transform="translate(-0.14389in -0.65011in) rotate(-1.1539) translate(6.82448in 5.86579in)" draw:name="Retângulo 12">
              <svg:title/>
              <svg:desc/>
              <text:p text:style-name="a543" text:class-names="" text:cond-style-name=""><text:span text:style-name="a54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28779in" svg:height="0.94807in" draw:id="id131" draw:style-name="a547" draw:transform="translate(-0.14389in -0.47403in) rotate(-1.5708) translate(7.02299in 5.19824in)" draw:name="Retângulo 13">
              <svg:title/>
              <svg:desc/>
              <text:p text:style-name="a546" text:class-names="" text:cond-style-name=""><text:span text:style-name="a54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7.1894in" svg:y="5.26077in" svg:width="0.30765in" svg:height="0.4777in" draw:id="id132" draw:style-name="a550" draw:name="Retângulo 14">
              <svg:title/>
              <svg:desc/>
              <text:p text:style-name="a549" text:class-names="" text:cond-style-name=""><text:span text:style-name="a54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g draw:name="Agrupar 20" draw:id="id133">
              <svg:title/>
              <svg:desc/>
              <draw:custom-shape svg:width="1in" svg:height="1in" draw:id="id134" draw:style-name="a553" draw:transform="translate(-0.5in -0.5in) rotate(-0.10031) translate(7.67392in 4.29912in)" draw:name="Estrela: 5 Pontas 16">
                <svg:title/>
                <svg:desc/>
                <text:p text:style-name="a552" text:class-names="" text:cond-style-name=""><text:span text:style-name="a551" text:class-names=""/></text:p>
      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min(?f7, ?f6)"/>
                  <draw:equation draw:name="f9" draw:formula="5419351 / 1725033"/>
                  <draw:equation draw:name="f10" draw:formula="0"/>
                  <draw:equation draw:name="f11" draw:formula="105146"/>
                  <draw:equation draw:name="f12" draw:formula="110557"/>
                  <draw:equation draw:name="f13" draw:formula="16476"/>
                  <draw:equation draw:name="f14" draw:formula="1080000 + ?f1"/>
                  <draw:equation draw:name="f15" draw:formula="18360000 + ?f1"/>
                  <draw:equation draw:name="f16" draw:formula="20520000 + ?f1"/>
                  <draw:equation draw:name="f17" draw:formula="3240000 + ?f1"/>
                  <draw:equation draw:name="f18" draw:formula="?f14 - ?f1"/>
                  <draw:equation draw:name="f19" draw:formula="?f15 - ?f1"/>
                  <draw:equation draw:name="f20" draw:formula="?f16 - ?f1"/>
                  <draw:equation draw:name="f21" draw:formula="?f17 - ?f1"/>
                  <draw:equation draw:name="f22" draw:formula="21600 * ?f7"/>
                  <draw:equation draw:name="f23" draw:formula="21600 * ?f6"/>
                  <draw:equation draw:name="f24" draw:formula="?f22 / ?f8"/>
                  <draw:equation draw:name="f25" draw:formula="?f23 / ?f8"/>
                  <draw:equation draw:name="f26" draw:formula="?f25 - ?f10"/>
                  <draw:equation draw:name="f27" draw:formula="?f24 - ?f10"/>
                  <draw:equation draw:name="f28" draw:formula="?f26 / 2"/>
                  <draw:equation draw:name="f29" draw:formula="?f27 / 2"/>
                  <draw:equation draw:name="f30" draw:formula="?f10 + ?f28"/>
                  <draw:equation draw:name="f31" draw:formula="?f10 + ?f29"/>
                  <draw:equation draw:name="f32" draw:formula="?f29 * ?f11"/>
                  <draw:equation draw:name="f33" draw:formula="?f28 * ?f12"/>
                  <draw:equation draw:name="f34" draw:formula="?f32 / 100000"/>
                  <draw:equation draw:name="f35" draw:formula="?f33 / 100000"/>
                  <draw:equation draw:name="f36" draw:formula="?f30 * ?f12"/>
                  <draw:equation draw:name="f37" draw:formula="?f36 / 100000"/>
                  <draw:equation draw:name="f38" draw:formula="?f34 * ?f13"/>
                  <draw:equation draw:name="f39" draw:formula="?f35 * ?f13"/>
                  <draw:equation draw:name="f40" draw:formula="?f18 + ?f1"/>
                  <draw:equation draw:name="f41" draw:formula="?f40 * ?f9 / ?f0"/>
                  <draw:equation draw:name="f42" draw:formula="0 - ?f41"/>
                  <draw:equation draw:name="f43" draw:formula="sin(?f42)"/>
                  <draw:equation draw:name="f44" draw:formula="0 - ?f43"/>
                  <draw:equation draw:name="f45" draw:formula="?f44"/>
                  <draw:equation draw:name="f46" draw:formula="?f19 + ?f1"/>
                  <draw:equation draw:name="f47" draw:formula="?f46 * ?f9 / ?f0"/>
                  <draw:equation draw:name="f48" draw:formula="0 - ?f47"/>
                  <draw:equation draw:name="f49" draw:formula="sin(?f48)"/>
                  <draw:equation draw:name="f50" draw:formula="0 - ?f49"/>
                  <draw:equation draw:name="f51" draw:formula="?f50"/>
                  <draw:equation draw:name="f52" draw:formula="cos(?f42)"/>
                  <draw:equation draw:name="f53" draw:formula="0 - ?f52"/>
                  <draw:equation draw:name="f54" draw:formula="?f53"/>
                  <draw:equation draw:name="f55" draw:formula="cos(?f48)"/>
                  <draw:equation draw:name="f56" draw:formula="0 - ?f55"/>
                  <draw:equation draw:name="f57" draw:formula="?f56"/>
                  <draw:equation draw:name="f58" draw:formula="?f20 + ?f1"/>
                  <draw:equation draw:name="f59" draw:formula="?f58 * ?f9 / ?f0"/>
                  <draw:equation draw:name="f60" draw:formula="0 - ?f59"/>
                  <draw:equation draw:name="f61" draw:formula="sin(?f60)"/>
                  <draw:equation draw:name="f62" draw:formula="0 - ?f61"/>
                  <draw:equation draw:name="f63" draw:formula="?f62"/>
                  <draw:equation draw:name="f64" draw:formula="?f21 + ?f1"/>
                  <draw:equation draw:name="f65" draw:formula="?f64 * ?f9 / ?f0"/>
                  <draw:equation draw:name="f66" draw:formula="0 - ?f65"/>
                  <draw:equation draw:name="f67" draw:formula="sin(?f66)"/>
                  <draw:equation draw:name="f68" draw:formula="0 - ?f67"/>
                  <draw:equation draw:name="f69" draw:formula="?f68"/>
                  <draw:equation draw:name="f70" draw:formula="cos(?f66)"/>
                  <draw:equation draw:name="f71" draw:formula="0 - ?f70"/>
                  <draw:equation draw:name="f72" draw:formula="?f71"/>
                  <draw:equation draw:name="f73" draw:formula="cos(?f60)"/>
                  <draw:equation draw:name="f74" draw:formula="0 - ?f73"/>
                  <draw:equation draw:name="f75" draw:formula="?f74"/>
                  <draw:equation draw:name="f76" draw:formula="?f38 / 50000"/>
                  <draw:equation draw:name="f77" draw:formula="?f39 / 50000"/>
                  <draw:equation draw:name="f78" draw:formula="?f37 + ?f77"/>
                  <draw:equation draw:name="f79" draw:formula="?f45 * ?f34"/>
                  <draw:equation draw:name="f80" draw:formula="?f51 * ?f34"/>
                  <draw:equation draw:name="f81" draw:formula="?f54 * ?f35"/>
                  <draw:equation draw:name="f82" draw:formula="?f57 * ?f35"/>
                  <draw:equation draw:name="f83" draw:formula="?f63 * ?f76"/>
                  <draw:equation draw:name="f84" draw:formula="?f69 * ?f76"/>
                  <draw:equation draw:name="f85" draw:formula="?f72 * ?f77"/>
                  <draw:equation draw:name="f86" draw:formula="?f75 * ?f77"/>
                  <draw:equation draw:name="f87" draw:formula="?f31 - ?f79"/>
                  <draw:equation draw:name="f88" draw:formula="?f31 - ?f80"/>
                  <draw:equation draw:name="f89" draw:formula="?f31 + ?f80"/>
                  <draw:equation draw:name="f90" draw:formula="?f31 + ?f79"/>
                  <draw:equation draw:name="f91" draw:formula="?f37 - ?f81"/>
                  <draw:equation draw:name="f92" draw:formula="?f37 - ?f82"/>
                  <draw:equation draw:name="f93" draw:formula="?f31 - ?f83"/>
                  <draw:equation draw:name="f94" draw:formula="?f31 - ?f84"/>
                  <draw:equation draw:name="f95" draw:formula="?f31 + ?f84"/>
                  <draw:equation draw:name="f96" draw:formula="?f31 + ?f83"/>
                  <draw:equation draw:name="f97" draw:formula="?f37 - ?f85"/>
                  <draw:equation draw:name="f98" draw:formula="?f37 - ?f86"/>
                </draw:enhanced-geometry>
              </draw:custom-shape>
              <draw:custom-shape svg:width="0.5392in" svg:height="0.47372in" draw:id="id135" draw:style-name="a556" draw:transform="translate(-0.2696in -0.23686in) rotate(-0.49614) translate(8.28566in 4.15364in)" draw:name="Estrela: 5 Pontas 17">
                <svg:title/>
                <svg:desc/>
                <text:p text:style-name="a555" text:class-names="" text:cond-style-name=""><text:span text:style-name="a554" text:class-names=""/></text:p>
      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min(?f7, ?f6)"/>
                  <draw:equation draw:name="f9" draw:formula="5419351 / 1725033"/>
                  <draw:equation draw:name="f10" draw:formula="0"/>
                  <draw:equation draw:name="f11" draw:formula="105146"/>
                  <draw:equation draw:name="f12" draw:formula="110557"/>
                  <draw:equation draw:name="f13" draw:formula="16476"/>
                  <draw:equation draw:name="f14" draw:formula="1080000 + ?f1"/>
                  <draw:equation draw:name="f15" draw:formula="18360000 + ?f1"/>
                  <draw:equation draw:name="f16" draw:formula="20520000 + ?f1"/>
                  <draw:equation draw:name="f17" draw:formula="3240000 + ?f1"/>
                  <draw:equation draw:name="f18" draw:formula="?f14 - ?f1"/>
                  <draw:equation draw:name="f19" draw:formula="?f15 - ?f1"/>
                  <draw:equation draw:name="f20" draw:formula="?f16 - ?f1"/>
                  <draw:equation draw:name="f21" draw:formula="?f17 - ?f1"/>
                  <draw:equation draw:name="f22" draw:formula="21600 * ?f7"/>
                  <draw:equation draw:name="f23" draw:formula="21600 * ?f6"/>
                  <draw:equation draw:name="f24" draw:formula="?f22 / ?f8"/>
                  <draw:equation draw:name="f25" draw:formula="?f23 / ?f8"/>
                  <draw:equation draw:name="f26" draw:formula="?f25 - ?f10"/>
                  <draw:equation draw:name="f27" draw:formula="?f24 - ?f10"/>
                  <draw:equation draw:name="f28" draw:formula="?f26 / 2"/>
                  <draw:equation draw:name="f29" draw:formula="?f27 / 2"/>
                  <draw:equation draw:name="f30" draw:formula="?f10 + ?f28"/>
                  <draw:equation draw:name="f31" draw:formula="?f10 + ?f29"/>
                  <draw:equation draw:name="f32" draw:formula="?f29 * ?f11"/>
                  <draw:equation draw:name="f33" draw:formula="?f28 * ?f12"/>
                  <draw:equation draw:name="f34" draw:formula="?f32 / 100000"/>
                  <draw:equation draw:name="f35" draw:formula="?f33 / 100000"/>
                  <draw:equation draw:name="f36" draw:formula="?f30 * ?f12"/>
                  <draw:equation draw:name="f37" draw:formula="?f36 / 100000"/>
                  <draw:equation draw:name="f38" draw:formula="?f34 * ?f13"/>
                  <draw:equation draw:name="f39" draw:formula="?f35 * ?f13"/>
                  <draw:equation draw:name="f40" draw:formula="?f18 + ?f1"/>
                  <draw:equation draw:name="f41" draw:formula="?f40 * ?f9 / ?f0"/>
                  <draw:equation draw:name="f42" draw:formula="0 - ?f41"/>
                  <draw:equation draw:name="f43" draw:formula="sin(?f42)"/>
                  <draw:equation draw:name="f44" draw:formula="0 - ?f43"/>
                  <draw:equation draw:name="f45" draw:formula="?f44"/>
                  <draw:equation draw:name="f46" draw:formula="?f19 + ?f1"/>
                  <draw:equation draw:name="f47" draw:formula="?f46 * ?f9 / ?f0"/>
                  <draw:equation draw:name="f48" draw:formula="0 - ?f47"/>
                  <draw:equation draw:name="f49" draw:formula="sin(?f48)"/>
                  <draw:equation draw:name="f50" draw:formula="0 - ?f49"/>
                  <draw:equation draw:name="f51" draw:formula="?f50"/>
                  <draw:equation draw:name="f52" draw:formula="cos(?f42)"/>
                  <draw:equation draw:name="f53" draw:formula="0 - ?f52"/>
                  <draw:equation draw:name="f54" draw:formula="?f53"/>
                  <draw:equation draw:name="f55" draw:formula="cos(?f48)"/>
                  <draw:equation draw:name="f56" draw:formula="0 - ?f55"/>
                  <draw:equation draw:name="f57" draw:formula="?f56"/>
                  <draw:equation draw:name="f58" draw:formula="?f20 + ?f1"/>
                  <draw:equation draw:name="f59" draw:formula="?f58 * ?f9 / ?f0"/>
                  <draw:equation draw:name="f60" draw:formula="0 - ?f59"/>
                  <draw:equation draw:name="f61" draw:formula="sin(?f60)"/>
                  <draw:equation draw:name="f62" draw:formula="0 - ?f61"/>
                  <draw:equation draw:name="f63" draw:formula="?f62"/>
                  <draw:equation draw:name="f64" draw:formula="?f21 + ?f1"/>
                  <draw:equation draw:name="f65" draw:formula="?f64 * ?f9 / ?f0"/>
                  <draw:equation draw:name="f66" draw:formula="0 - ?f65"/>
                  <draw:equation draw:name="f67" draw:formula="sin(?f66)"/>
                  <draw:equation draw:name="f68" draw:formula="0 - ?f67"/>
                  <draw:equation draw:name="f69" draw:formula="?f68"/>
                  <draw:equation draw:name="f70" draw:formula="cos(?f66)"/>
                  <draw:equation draw:name="f71" draw:formula="0 - ?f70"/>
                  <draw:equation draw:name="f72" draw:formula="?f71"/>
                  <draw:equation draw:name="f73" draw:formula="cos(?f60)"/>
                  <draw:equation draw:name="f74" draw:formula="0 - ?f73"/>
                  <draw:equation draw:name="f75" draw:formula="?f74"/>
                  <draw:equation draw:name="f76" draw:formula="?f38 / 50000"/>
                  <draw:equation draw:name="f77" draw:formula="?f39 / 50000"/>
                  <draw:equation draw:name="f78" draw:formula="?f37 + ?f77"/>
                  <draw:equation draw:name="f79" draw:formula="?f45 * ?f34"/>
                  <draw:equation draw:name="f80" draw:formula="?f51 * ?f34"/>
                  <draw:equation draw:name="f81" draw:formula="?f54 * ?f35"/>
                  <draw:equation draw:name="f82" draw:formula="?f57 * ?f35"/>
                  <draw:equation draw:name="f83" draw:formula="?f63 * ?f76"/>
                  <draw:equation draw:name="f84" draw:formula="?f69 * ?f76"/>
                  <draw:equation draw:name="f85" draw:formula="?f72 * ?f77"/>
                  <draw:equation draw:name="f86" draw:formula="?f75 * ?f77"/>
                  <draw:equation draw:name="f87" draw:formula="?f31 - ?f79"/>
                  <draw:equation draw:name="f88" draw:formula="?f31 - ?f80"/>
                  <draw:equation draw:name="f89" draw:formula="?f31 + ?f80"/>
                  <draw:equation draw:name="f90" draw:formula="?f31 + ?f79"/>
                  <draw:equation draw:name="f91" draw:formula="?f37 - ?f81"/>
                  <draw:equation draw:name="f92" draw:formula="?f37 - ?f82"/>
                  <draw:equation draw:name="f93" draw:formula="?f31 - ?f83"/>
                  <draw:equation draw:name="f94" draw:formula="?f31 - ?f84"/>
                  <draw:equation draw:name="f95" draw:formula="?f31 + ?f84"/>
                  <draw:equation draw:name="f96" draw:formula="?f31 + ?f83"/>
                  <draw:equation draw:name="f97" draw:formula="?f37 - ?f85"/>
                  <draw:equation draw:name="f98" draw:formula="?f37 - ?f86"/>
                </draw:enhanced-geometry>
              </draw:custom-shape>
              <draw:custom-shape svg:width="0.5392in" svg:height="0.47372in" draw:id="id136" draw:style-name="a559" draw:transform="translate(-0.2696in -0.23686in) rotate(-0.49614) translate(8.06703in 4.90127in)" draw:name="Estrela: 5 Pontas 19">
                <svg:title/>
                <svg:desc/>
                <text:p text:style-name="a558" text:class-names="" text:cond-style-name=""><text:span text:style-name="a557" text:class-names=""/></text:p>
      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min(?f7, ?f6)"/>
                  <draw:equation draw:name="f9" draw:formula="5419351 / 1725033"/>
                  <draw:equation draw:name="f10" draw:formula="0"/>
                  <draw:equation draw:name="f11" draw:formula="105146"/>
                  <draw:equation draw:name="f12" draw:formula="110557"/>
                  <draw:equation draw:name="f13" draw:formula="16476"/>
                  <draw:equation draw:name="f14" draw:formula="1080000 + ?f1"/>
                  <draw:equation draw:name="f15" draw:formula="18360000 + ?f1"/>
                  <draw:equation draw:name="f16" draw:formula="20520000 + ?f1"/>
                  <draw:equation draw:name="f17" draw:formula="3240000 + ?f1"/>
                  <draw:equation draw:name="f18" draw:formula="?f14 - ?f1"/>
                  <draw:equation draw:name="f19" draw:formula="?f15 - ?f1"/>
                  <draw:equation draw:name="f20" draw:formula="?f16 - ?f1"/>
                  <draw:equation draw:name="f21" draw:formula="?f17 - ?f1"/>
                  <draw:equation draw:name="f22" draw:formula="21600 * ?f7"/>
                  <draw:equation draw:name="f23" draw:formula="21600 * ?f6"/>
                  <draw:equation draw:name="f24" draw:formula="?f22 / ?f8"/>
                  <draw:equation draw:name="f25" draw:formula="?f23 / ?f8"/>
                  <draw:equation draw:name="f26" draw:formula="?f25 - ?f10"/>
                  <draw:equation draw:name="f27" draw:formula="?f24 - ?f10"/>
                  <draw:equation draw:name="f28" draw:formula="?f26 / 2"/>
                  <draw:equation draw:name="f29" draw:formula="?f27 / 2"/>
                  <draw:equation draw:name="f30" draw:formula="?f10 + ?f28"/>
                  <draw:equation draw:name="f31" draw:formula="?f10 + ?f29"/>
                  <draw:equation draw:name="f32" draw:formula="?f29 * ?f11"/>
                  <draw:equation draw:name="f33" draw:formula="?f28 * ?f12"/>
                  <draw:equation draw:name="f34" draw:formula="?f32 / 100000"/>
                  <draw:equation draw:name="f35" draw:formula="?f33 / 100000"/>
                  <draw:equation draw:name="f36" draw:formula="?f30 * ?f12"/>
                  <draw:equation draw:name="f37" draw:formula="?f36 / 100000"/>
                  <draw:equation draw:name="f38" draw:formula="?f34 * ?f13"/>
                  <draw:equation draw:name="f39" draw:formula="?f35 * ?f13"/>
                  <draw:equation draw:name="f40" draw:formula="?f18 + ?f1"/>
                  <draw:equation draw:name="f41" draw:formula="?f40 * ?f9 / ?f0"/>
                  <draw:equation draw:name="f42" draw:formula="0 - ?f41"/>
                  <draw:equation draw:name="f43" draw:formula="sin(?f42)"/>
                  <draw:equation draw:name="f44" draw:formula="0 - ?f43"/>
                  <draw:equation draw:name="f45" draw:formula="?f44"/>
                  <draw:equation draw:name="f46" draw:formula="?f19 + ?f1"/>
                  <draw:equation draw:name="f47" draw:formula="?f46 * ?f9 / ?f0"/>
                  <draw:equation draw:name="f48" draw:formula="0 - ?f47"/>
                  <draw:equation draw:name="f49" draw:formula="sin(?f48)"/>
                  <draw:equation draw:name="f50" draw:formula="0 - ?f49"/>
                  <draw:equation draw:name="f51" draw:formula="?f50"/>
                  <draw:equation draw:name="f52" draw:formula="cos(?f42)"/>
                  <draw:equation draw:name="f53" draw:formula="0 - ?f52"/>
                  <draw:equation draw:name="f54" draw:formula="?f53"/>
                  <draw:equation draw:name="f55" draw:formula="cos(?f48)"/>
                  <draw:equation draw:name="f56" draw:formula="0 - ?f55"/>
                  <draw:equation draw:name="f57" draw:formula="?f56"/>
                  <draw:equation draw:name="f58" draw:formula="?f20 + ?f1"/>
                  <draw:equation draw:name="f59" draw:formula="?f58 * ?f9 / ?f0"/>
                  <draw:equation draw:name="f60" draw:formula="0 - ?f59"/>
                  <draw:equation draw:name="f61" draw:formula="sin(?f60)"/>
                  <draw:equation draw:name="f62" draw:formula="0 - ?f61"/>
                  <draw:equation draw:name="f63" draw:formula="?f62"/>
                  <draw:equation draw:name="f64" draw:formula="?f21 + ?f1"/>
                  <draw:equation draw:name="f65" draw:formula="?f64 * ?f9 / ?f0"/>
                  <draw:equation draw:name="f66" draw:formula="0 - ?f65"/>
                  <draw:equation draw:name="f67" draw:formula="sin(?f66)"/>
                  <draw:equation draw:name="f68" draw:formula="0 - ?f67"/>
                  <draw:equation draw:name="f69" draw:formula="?f68"/>
                  <draw:equation draw:name="f70" draw:formula="cos(?f66)"/>
                  <draw:equation draw:name="f71" draw:formula="0 - ?f70"/>
                  <draw:equation draw:name="f72" draw:formula="?f71"/>
                  <draw:equation draw:name="f73" draw:formula="cos(?f60)"/>
                  <draw:equation draw:name="f74" draw:formula="0 - ?f73"/>
                  <draw:equation draw:name="f75" draw:formula="?f74"/>
                  <draw:equation draw:name="f76" draw:formula="?f38 / 50000"/>
                  <draw:equation draw:name="f77" draw:formula="?f39 / 50000"/>
                  <draw:equation draw:name="f78" draw:formula="?f37 + ?f77"/>
                  <draw:equation draw:name="f79" draw:formula="?f45 * ?f34"/>
                  <draw:equation draw:name="f80" draw:formula="?f51 * ?f34"/>
                  <draw:equation draw:name="f81" draw:formula="?f54 * ?f35"/>
                  <draw:equation draw:name="f82" draw:formula="?f57 * ?f35"/>
                  <draw:equation draw:name="f83" draw:formula="?f63 * ?f76"/>
                  <draw:equation draw:name="f84" draw:formula="?f69 * ?f76"/>
                  <draw:equation draw:name="f85" draw:formula="?f72 * ?f77"/>
                  <draw:equation draw:name="f86" draw:formula="?f75 * ?f77"/>
                  <draw:equation draw:name="f87" draw:formula="?f31 - ?f79"/>
                  <draw:equation draw:name="f88" draw:formula="?f31 - ?f80"/>
                  <draw:equation draw:name="f89" draw:formula="?f31 + ?f80"/>
                  <draw:equation draw:name="f90" draw:formula="?f31 + ?f79"/>
                  <draw:equation draw:name="f91" draw:formula="?f37 - ?f81"/>
                  <draw:equation draw:name="f92" draw:formula="?f37 - ?f82"/>
                  <draw:equation draw:name="f93" draw:formula="?f31 - ?f83"/>
                  <draw:equation draw:name="f94" draw:formula="?f31 - ?f84"/>
                  <draw:equation draw:name="f95" draw:formula="?f31 + ?f84"/>
                  <draw:equation draw:name="f96" draw:formula="?f31 + ?f83"/>
                  <draw:equation draw:name="f97" draw:formula="?f37 - ?f85"/>
                  <draw:equation draw:name="f98" draw:formula="?f37 - ?f86"/>
                </draw:enhanced-geometry>
              </draw:custom-shape>
            </draw:g>
          </draw:g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e Conteúd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Cabeçalho da Se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as Partes de Conteúd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mente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exto e Título Vertical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4" draw:name="Espaço Reservado para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que para editar o título Mestre</text:span><text:span text:style-name="a2" text:class-names=""/></text:p>
        </draw:text-box>
        <svg:title/>
        <svg:desc/>
      </draw:frame>
      <draw:frame draw:id="id1" presentation:style-name="a21" draw:name="Espaço Reservado para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 para editar os estilos de texto Mestr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í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Espaço Reservado para Data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7/06/2019</text:date></text:span></text:p>
        </draw:text-box>
        <svg:title/>
        <svg:desc/>
      </draw:frame>
      <draw:frame draw:id="id3" presentation:style-name="a28" draw:name="Espaço Reservado para Rodapé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Espaço Reservado para Número de Slide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Slide-de-Título" style:page-layout-name="pageLayout1" draw:style-name="a32">
      <draw:frame draw:id="id5" presentation:style-name="a36" draw:name="Título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que para editar o título Mestre</text:span><text:span text:style-name="a34" text:class-names=""/></text:p>
        </draw:text-box>
        <svg:title/>
        <svg:desc/>
      </draw:frame>
      <draw:frame draw:id="id6" presentation:style-name="a40" draw:name="Subtítulo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que para editar o estilo do subtítulo Mestre</text:span><text:span text:style-name="a38" text:class-names=""/></text:p>
        </draw:text-box>
        <svg:title/>
        <svg:desc/>
      </draw:frame>
      <draw:frame draw:id="id7" presentation:style-name="a44" draw:name="Espaço Reservado para Data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7/06/2019</text:date></text:span></text:p>
        </draw:text-box>
        <svg:title/>
        <svg:desc/>
      </draw:frame>
      <draw:frame draw:id="id8" presentation:style-name="a47" draw:name="Espaço Reservado para Rodapé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Espaço Reservado para Número de Slide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ítulo-e-Conteúdo" style:page-layout-name="pageLayout1" draw:style-name="a51">
      <draw:frame draw:id="id10" presentation:style-name="a55" draw:name="Título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que para editar o título Mestre</text:span><text:span text:style-name="a53" text:class-names=""/></text:p>
        </draw:text-box>
        <svg:title/>
        <svg:desc/>
      </draw:frame>
      <draw:frame draw:id="id11" presentation:style-name="a72" draw:name="Espaço Reservado para Conteúdo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que para editar os estilos de texto Mestr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gundo ní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Quinto ní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Espaço Reservado para Data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7/06/2019</text:date></text:span></text:p>
        </draw:text-box>
        <svg:title/>
        <svg:desc/>
      </draw:frame>
      <draw:frame draw:id="id13" presentation:style-name="a79" draw:name="Espaço Reservado para Rodapé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Espaço Reservado para Número de Slide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Cabeçalho-da-Seção" style:page-layout-name="pageLayout1" draw:style-name="a83">
      <draw:frame draw:id="id15" presentation:style-name="a87" draw:name="Título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que para editar o título Mestre</text:span><text:span text:style-name="a85" text:class-names=""/></text:p>
        </draw:text-box>
        <svg:title/>
        <svg:desc/>
      </draw:frame>
      <draw:frame draw:id="id16" presentation:style-name="a91" draw:name="Espaço Reservado para Texto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que para editar os estilos de texto Mestres</text:span></text:p>
            </text:list-item>
          </text:list>
        </draw:text-box>
        <svg:title/>
        <svg:desc/>
      </draw:frame>
      <draw:frame draw:id="id17" presentation:style-name="a95" draw:name="Espaço Reservado para Data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7/06/2019</text:date></text:span></text:p>
        </draw:text-box>
        <svg:title/>
        <svg:desc/>
      </draw:frame>
      <draw:frame draw:id="id18" presentation:style-name="a98" draw:name="Espaço Reservado para Rodapé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Espaço Reservado para Número de Slide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Duas-Partes-de-Conteúdo" style:page-layout-name="pageLayout1" draw:style-name="a102">
      <draw:frame draw:id="id20" presentation:style-name="a106" draw:name="Título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que para editar o título Mestre</text:span><text:span text:style-name="a104" text:class-names=""/></text:p>
        </draw:text-box>
        <svg:title/>
        <svg:desc/>
      </draw:frame>
      <draw:frame draw:id="id21" presentation:style-name="a123" draw:name="Espaço Reservado para Conteúdo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que para editar os estilos de texto Mestr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gundo ní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Quinto ní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Espaço Reservado para Conteúdo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que para editar os estilos de texto Mestr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gundo ní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Quinto ní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Espaço Reservado para Data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7/06/2019</text:date></text:span></text:p>
        </draw:text-box>
        <svg:title/>
        <svg:desc/>
      </draw:frame>
      <draw:frame draw:id="id24" presentation:style-name="a147" draw:name="Espaço Reservado para Rodapé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Espaço Reservado para Número de Slide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ção" style:page-layout-name="pageLayout1" draw:style-name="a151">
      <draw:frame draw:id="id26" presentation:style-name="a155" draw:name="Título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que para editar o título Mestre</text:span><text:span text:style-name="a153" text:class-names=""/></text:p>
        </draw:text-box>
        <svg:title/>
        <svg:desc/>
      </draw:frame>
      <draw:frame draw:id="id27" presentation:style-name="a159" draw:name="Espaço Reservado para Texto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que para editar os estilos de texto Mestres</text:span></text:p>
            </text:list-item>
          </text:list>
        </draw:text-box>
        <svg:title/>
        <svg:desc/>
      </draw:frame>
      <draw:frame draw:id="id28" presentation:style-name="a176" draw:name="Espaço Reservado para Conteúdo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que para editar os estilos de texto Mestr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gundo ní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Quinto ní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Espaço Reservado para Texto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que para editar os estilos de texto Mestres</text:span></text:p>
            </text:list-item>
          </text:list>
        </draw:text-box>
        <svg:title/>
        <svg:desc/>
      </draw:frame>
      <draw:frame draw:id="id30" presentation:style-name="a197" draw:name="Espaço Reservado para Conteúdo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que para editar os estilos de texto Mestr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gundo ní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Quinto ní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Espaço Reservado para Data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7/06/2019</text:date></text:span></text:p>
        </draw:text-box>
        <svg:title/>
        <svg:desc/>
      </draw:frame>
      <draw:frame draw:id="id32" presentation:style-name="a204" draw:name="Espaço Reservado para Rodapé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Espaço Reservado para Número de Slide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Somente-Título" style:page-layout-name="pageLayout1" draw:style-name="a208">
      <draw:frame draw:id="id34" presentation:style-name="a212" draw:name="Título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que para editar o título Mestre</text:span><text:span text:style-name="a210" text:class-names=""/></text:p>
        </draw:text-box>
        <svg:title/>
        <svg:desc/>
      </draw:frame>
      <draw:frame draw:id="id35" presentation:style-name="a216" draw:name="Espaço Reservado para Data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7/06/2019</text:date></text:span></text:p>
        </draw:text-box>
        <svg:title/>
        <svg:desc/>
      </draw:frame>
      <draw:frame draw:id="id36" presentation:style-name="a219" draw:name="Espaço Reservado para Rodapé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Espaço Reservado para Número de Slide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Em-Branco" style:page-layout-name="pageLayout1" draw:style-name="a223">
      <draw:frame draw:id="id38" presentation:style-name="a227" draw:name="Espaço Reservado para Data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7/06/2019</text:date></text:span></text:p>
        </draw:text-box>
        <svg:title/>
        <svg:desc/>
      </draw:frame>
      <draw:frame draw:id="id39" presentation:style-name="a230" draw:name="Espaço Reservado para Rodapé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Espaço Reservado para Número de Slide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údo-com-Legenda" style:page-layout-name="pageLayout1" draw:style-name="a234">
      <draw:frame draw:id="id41" presentation:style-name="a238" draw:name="Título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que para editar o título Mestre</text:span><text:span text:style-name="a236" text:class-names=""/></text:p>
        </draw:text-box>
        <svg:title/>
        <svg:desc/>
      </draw:frame>
      <draw:frame draw:id="id42" presentation:style-name="a255" draw:name="Espaço Reservado para Conteúdo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que para editar os estilos de texto Mestr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gundo ní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ní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Espaço Reservado para Texto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que para editar os estilos de texto Mestres</text:span></text:p>
            </text:list-item>
          </text:list>
        </draw:text-box>
        <svg:title/>
        <svg:desc/>
      </draw:frame>
      <draw:frame draw:id="id44" presentation:style-name="a263" draw:name="Espaço Reservado para Data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7/06/2019</text:date></text:span></text:p>
        </draw:text-box>
        <svg:title/>
        <svg:desc/>
      </draw:frame>
      <draw:frame draw:id="id45" presentation:style-name="a266" draw:name="Espaço Reservado para Rodapé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Espaço Reservado para Número de Slide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Imagem-com-Legenda" style:page-layout-name="pageLayout1" draw:style-name="a270">
      <draw:frame draw:id="id47" presentation:style-name="a274" draw:name="Título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que para editar o título Mestre</text:span><text:span text:style-name="a272" text:class-names=""/></text:p>
        </draw:text-box>
        <svg:title/>
        <svg:desc/>
      </draw:frame>
      <draw:frame draw:id="id48" presentation:style-name="a277" draw:name="Espaço Reservado para Imagem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Espaço Reservado para Texto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que para editar os estilos de texto Mestres</text:span></text:p>
            </text:list-item>
          </text:list>
        </draw:text-box>
        <svg:title/>
        <svg:desc/>
      </draw:frame>
      <draw:frame draw:id="id50" presentation:style-name="a285" draw:name="Espaço Reservado para Data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7/06/2019</text:date></text:span></text:p>
        </draw:text-box>
        <svg:title/>
        <svg:desc/>
      </draw:frame>
      <draw:frame draw:id="id51" presentation:style-name="a288" draw:name="Espaço Reservado para Rodapé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Espaço Reservado para Número de Slide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e-Texto-Vertical" style:page-layout-name="pageLayout1" draw:style-name="a292">
      <draw:frame draw:id="id53" presentation:style-name="a296" draw:name="Título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que para editar o título Mestre</text:span><text:span text:style-name="a294" text:class-names=""/></text:p>
        </draw:text-box>
        <svg:title/>
        <svg:desc/>
      </draw:frame>
      <draw:frame draw:id="id54" presentation:style-name="a313" draw:name="Espaço Reservado para Texto Vertical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que para editar os estilos de texto Mestr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gundo ní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Quinto ní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Espaço Reservado para Data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7/06/2019</text:date></text:span></text:p>
        </draw:text-box>
        <svg:title/>
        <svg:desc/>
      </draw:frame>
      <draw:frame draw:id="id56" presentation:style-name="a320" draw:name="Espaço Reservado para Rodapé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Espaço Reservado para Número de Slide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exto-e-Título-Vertical" style:page-layout-name="pageLayout1" draw:style-name="a324">
      <draw:frame draw:id="id58" presentation:style-name="a328" draw:name="Título Vertical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que para editar o título Mestre</text:span><text:span text:style-name="a326" text:class-names=""/></text:p>
        </draw:text-box>
        <svg:title/>
        <svg:desc/>
      </draw:frame>
      <draw:frame draw:id="id59" presentation:style-name="a345" draw:name="Espaço Reservado para Texto Vertical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que para editar os estilos de texto Mestr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gundo ní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Quinto ní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Espaço Reservado para Dat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7/06/2019</text:date></text:span></text:p>
        </draw:text-box>
        <svg:title/>
        <svg:desc/>
      </draw:frame>
      <draw:frame draw:id="id61" presentation:style-name="a352" draw:name="Espaço Reservado para Rodapé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Espaço Reservado para Número de Slide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presentação do PowerPoint</dc:title>
    <meta:initial-creator>Wmd-Kernel</meta:initial-creator>
    <dc:creator>Wmd-Kernel</dc:creator>
    <meta:creation-date>2019-06-13T08:38:50Z</meta:creation-date>
    <dc:date>2019-06-17T14:41:04Z</dc:date>
    <meta:editing-cycles>11</meta:editing-cycles>
    <meta:editing-duration>PT47668S</meta:editing-duration>
    <meta:document-statistic meta:paragraph-count="5" meta:word-count="19"/>
  </office:meta>
</office:document-meta>
</file>